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7374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3717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3709in"/>
    </style:style>
    <style:style style:name="co8" style:family="table-column">
      <style:table-column-properties fo:break-before="auto" style:column-width="1.4071in"/>
    </style:style>
    <style:style style:name="co9" style:family="table-column">
      <style:table-column-properties fo:break-before="auto" style:column-width="0.2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ergy_consum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time_s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z_m</text:p>
          </table:table-cell>
          <table:table-cell office:value-type="string" calcext:value-type="string">
            <text:p>initial_energy_J</text:p>
          </table:table-cell>
          <table:table-cell office:value-type="string" calcext:value-type="string">
            <text:p>remaining_energy_J</text:p>
          </table:table-cell>
          <table:table-cell office:value-type="string" calcext:value-type="string">
            <text:p>consumed_energy_J</text:p>
          </table:table-cell>
          <table:table-cell office:value-type="string" calcext:value-type="string">
            <text:p>sf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15" calcext:value-type="float">
            <text:p>9999.815</text:p>
          </table:table-cell>
          <table:table-cell office:value-type="float" office:value="0.185" calcext:value-type="float">
            <text:p>0.1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31" calcext:value-type="float">
            <text:p>9999.331</text:p>
          </table:table-cell>
          <table:table-cell office:value-type="float" office:value="0.669" calcext:value-type="float">
            <text:p>0.6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13" calcext:value-type="float">
            <text:p>9999.513</text:p>
          </table:table-cell>
          <table:table-cell office:value-type="float" office:value="0.487" calcext:value-type="float">
            <text:p>0.4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6" calcext:value-type="float">
            <text:p>9999.606</text:p>
          </table:table-cell>
          <table:table-cell office:value-type="float" office:value="0.394" calcext:value-type="float">
            <text:p>0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13" calcext:value-type="float">
            <text:p>9999.513</text:p>
          </table:table-cell>
          <table:table-cell office:value-type="float" office:value="0.487" calcext:value-type="float">
            <text:p>0.4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" calcext:value-type="float">
            <text:p>9998.7</text:p>
          </table:table-cell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5" calcext:value-type="float">
            <text:p>9999.745</text:p>
          </table:table-cell>
          <table:table-cell office:value-type="float" office:value="0.255" calcext:value-type="float">
            <text:p>0.2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4" calcext:value-type="float">
            <text:p>9999.234</text:p>
          </table:table-cell>
          <table:table-cell office:value-type="float" office:value="0.766" calcext:value-type="float">
            <text:p>0.7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13" calcext:value-type="float">
            <text:p>9999.513</text:p>
          </table:table-cell>
          <table:table-cell office:value-type="float" office:value="0.487" calcext:value-type="float">
            <text:p>0.4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61" calcext:value-type="float">
            <text:p>9999.861</text:p>
          </table:table-cell>
          <table:table-cell office:value-type="float" office:value="0.139" calcext:value-type="float">
            <text:p>0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4" calcext:value-type="float">
            <text:p>9999.444</text:p>
          </table:table-cell>
          <table:table-cell office:value-type="float" office:value="0.556" calcext:value-type="float">
            <text:p>0.5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3" calcext:value-type="float">
            <text:p>9999.443</text:p>
          </table:table-cell>
          <table:table-cell office:value-type="float" office:value="0.557" calcext:value-type="float">
            <text:p>0.5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6" calcext:value-type="float">
            <text:p>9999.376</text:p>
          </table:table-cell>
          <table:table-cell office:value-type="float" office:value="0.624" calcext:value-type="float">
            <text:p>0.6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61" calcext:value-type="float">
            <text:p>9998.661</text:p>
          </table:table-cell>
          <table:table-cell office:value-type="float" office:value="1.339" calcext:value-type="float">
            <text:p>1.3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93" calcext:value-type="float">
            <text:p>9998.893</text:p>
          </table:table-cell>
          <table:table-cell office:value-type="float" office:value="1.107" calcext:value-type="float">
            <text:p>1.1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1" calcext:value-type="float">
            <text:p>9999.211</text:p>
          </table:table-cell>
          <table:table-cell office:value-type="float" office:value="0.789" calcext:value-type="float">
            <text:p>0.7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21" calcext:value-type="float">
            <text:p>9998.521</text:p>
          </table:table-cell>
          <table:table-cell office:value-type="float" office:value="1.479" calcext:value-type="float">
            <text:p>1.4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" calcext:value-type="float">
            <text:p>9998.8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51" calcext:value-type="float">
            <text:p>9999.351</text:p>
          </table:table-cell>
          <table:table-cell office:value-type="float" office:value="0.649" calcext:value-type="float">
            <text:p>0.6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1" calcext:value-type="float">
            <text:p>9999.211</text:p>
          </table:table-cell>
          <table:table-cell office:value-type="float" office:value="0.789" calcext:value-type="float">
            <text:p>0.7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5" calcext:value-type="float">
            <text:p>9998.475</text:p>
          </table:table-cell>
          <table:table-cell office:value-type="float" office:value="1.525" calcext:value-type="float">
            <text:p>1.5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01" calcext:value-type="float">
            <text:p>9997.401</text:p>
          </table:table-cell>
          <table:table-cell office:value-type="float" office:value="2.599" calcext:value-type="float">
            <text:p>2.59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9" calcext:value-type="float">
            <text:p>9999.49</text:p>
          </table:table-cell>
          <table:table-cell office:value-type="float" office:value="0.51" calcext:value-type="float">
            <text:p>0.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6" calcext:value-type="float">
            <text:p>9999.446</text:p>
          </table:table-cell>
          <table:table-cell office:value-type="float" office:value="0.554" calcext:value-type="float">
            <text:p>0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6" calcext:value-type="float">
            <text:p>9999.446</text:p>
          </table:table-cell>
          <table:table-cell office:value-type="float" office:value="0.554" calcext:value-type="float">
            <text:p>0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24" calcext:value-type="float">
            <text:p>9998.724</text:p>
          </table:table-cell>
          <table:table-cell office:value-type="float" office:value="1.276" calcext:value-type="float">
            <text:p>1.2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83" calcext:value-type="float">
            <text:p>9999.583</text:p>
          </table:table-cell>
          <table:table-cell office:value-type="float" office:value="0.417" calcext:value-type="float">
            <text:p>0.4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88" calcext:value-type="float">
            <text:p>9998.888</text:p>
          </table:table-cell>
          <table:table-cell office:value-type="float" office:value="1.112" calcext:value-type="float">
            <text:p>1.1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7" calcext:value-type="float">
            <text:p>9999.537</text:p>
          </table:table-cell>
          <table:table-cell office:value-type="float" office:value="0.463" calcext:value-type="float">
            <text:p>0.4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6" calcext:value-type="float">
            <text:p>9999.446</text:p>
          </table:table-cell>
          <table:table-cell office:value-type="float" office:value="0.554" calcext:value-type="float">
            <text:p>0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6" calcext:value-type="float">
            <text:p>9999.446</text:p>
          </table:table-cell>
          <table:table-cell office:value-type="float" office:value="0.554" calcext:value-type="float">
            <text:p>0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76" calcext:value-type="float">
            <text:p>9999.676</text:p>
          </table:table-cell>
          <table:table-cell office:value-type="float" office:value="0.324" calcext:value-type="float">
            <text:p>0.3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7" calcext:value-type="float">
            <text:p>9999.607</text:p>
          </table:table-cell>
          <table:table-cell office:value-type="float" office:value="0.393" calcext:value-type="float">
            <text:p>0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27" calcext:value-type="float">
            <text:p>9998.727</text:p>
          </table:table-cell>
          <table:table-cell office:value-type="float" office:value="1.273" calcext:value-type="float">
            <text:p>1.2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26" calcext:value-type="float">
            <text:p>9999.026</text:p>
          </table:table-cell>
          <table:table-cell office:value-type="float" office:value="0.974" calcext:value-type="float">
            <text:p>0.9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15" calcext:value-type="float">
            <text:p>9998.915</text:p>
          </table:table-cell>
          <table:table-cell office:value-type="float" office:value="1.085" calcext:value-type="float">
            <text:p>1.0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83" calcext:value-type="float">
            <text:p>9998.083</text:p>
          </table:table-cell>
          <table:table-cell office:value-type="float" office:value="1.917" calcext:value-type="float">
            <text:p>1.9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55" calcext:value-type="float">
            <text:p>9998.455</text:p>
          </table:table-cell>
          <table:table-cell office:value-type="float" office:value="1.545" calcext:value-type="float">
            <text:p>1.5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1" calcext:value-type="float">
            <text:p>9998.91</text:p>
          </table:table-cell>
          <table:table-cell office:value-type="float" office:value="1.09" calcext:value-type="float">
            <text:p>1.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4" calcext:value-type="float">
            <text:p>9997.804</text:p>
          </table:table-cell>
          <table:table-cell office:value-type="float" office:value="2.196" calcext:value-type="float">
            <text:p>2.1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62" calcext:value-type="float">
            <text:p>9998.362</text:p>
          </table:table-cell>
          <table:table-cell office:value-type="float" office:value="1.638" calcext:value-type="float">
            <text:p>1.6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96" calcext:value-type="float">
            <text:p>9999.096</text:p>
          </table:table-cell>
          <table:table-cell office:value-type="float" office:value="0.904" calcext:value-type="float">
            <text:p>0.9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1" calcext:value-type="float">
            <text:p>9998.91</text:p>
          </table:table-cell>
          <table:table-cell office:value-type="float" office:value="1.09" calcext:value-type="float">
            <text:p>1.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1" calcext:value-type="float">
            <text:p>9997.711</text:p>
          </table:table-cell>
          <table:table-cell office:value-type="float" office:value="2.289" calcext:value-type="float">
            <text:p>2.2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01" calcext:value-type="float">
            <text:p>9996.101</text:p>
          </table:table-cell>
          <table:table-cell office:value-type="float" office:value="3.899" calcext:value-type="float">
            <text:p>3.89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2" calcext:value-type="float">
            <text:p>9999.212</text:p>
          </table:table-cell>
          <table:table-cell office:value-type="float" office:value="0.788" calcext:value-type="float">
            <text:p>0.7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08" calcext:value-type="float">
            <text:p>9999.008</text:p>
          </table:table-cell>
          <table:table-cell office:value-type="float" office:value="0.992" calcext:value-type="float">
            <text:p>0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08" calcext:value-type="float">
            <text:p>9999.008</text:p>
          </table:table-cell>
          <table:table-cell office:value-type="float" office:value="0.992" calcext:value-type="float">
            <text:p>0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14" calcext:value-type="float">
            <text:p>9998.214</text:p>
          </table:table-cell>
          <table:table-cell office:value-type="float" office:value="1.786" calcext:value-type="float">
            <text:p>1.7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2" calcext:value-type="float">
            <text:p>9999.282</text:p>
          </table:table-cell>
          <table:table-cell office:value-type="float" office:value="0.718" calcext:value-type="float">
            <text:p>0.7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64" calcext:value-type="float">
            <text:p>9998.264</text:p>
          </table:table-cell>
          <table:table-cell office:value-type="float" office:value="1.736" calcext:value-type="float">
            <text:p>1.7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89" calcext:value-type="float">
            <text:p>9999.189</text:p>
          </table:table-cell>
          <table:table-cell office:value-type="float" office:value="0.811" calcext:value-type="float">
            <text:p>0.8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08" calcext:value-type="float">
            <text:p>9999.008</text:p>
          </table:table-cell>
          <table:table-cell office:value-type="float" office:value="0.992" calcext:value-type="float">
            <text:p>0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08" calcext:value-type="float">
            <text:p>9999.008</text:p>
          </table:table-cell>
          <table:table-cell office:value-type="float" office:value="0.992" calcext:value-type="float">
            <text:p>0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68" calcext:value-type="float">
            <text:p>9999.468</text:p>
          </table:table-cell>
          <table:table-cell office:value-type="float" office:value="0.532" calcext:value-type="float">
            <text:p>0.5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52" calcext:value-type="float">
            <text:p>9999.352</text:p>
          </table:table-cell>
          <table:table-cell office:value-type="float" office:value="0.648" calcext:value-type="float">
            <text:p>0.6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1" calcext:value-type="float">
            <text:p>9998.01</text:p>
          </table:table-cell>
          <table:table-cell office:value-type="float" office:value="1.99" calcext:value-type="float">
            <text:p>1.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" calcext:value-type="float">
            <text:p>9998.61</text:p>
          </table:table-cell>
          <table:table-cell office:value-type="float" office:value="1.39" calcext:value-type="float">
            <text:p>1.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15" calcext:value-type="float">
            <text:p>9998.315</text:p>
          </table:table-cell>
          <table:table-cell office:value-type="float" office:value="1.685" calcext:value-type="float">
            <text:p>1.6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97" calcext:value-type="float">
            <text:p>9997.597</text:p>
          </table:table-cell>
          <table:table-cell office:value-type="float" office:value="2.403" calcext:value-type="float">
            <text:p>2.4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78" calcext:value-type="float">
            <text:p>9998.178</text:p>
          </table:table-cell>
          <table:table-cell office:value-type="float" office:value="1.822" calcext:value-type="float">
            <text:p>1.8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2" calcext:value-type="float">
            <text:p>9998.702</text:p>
          </table:table-cell>
          <table:table-cell office:value-type="float" office:value="1.298" calcext:value-type="float">
            <text:p>1.2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09" calcext:value-type="float">
            <text:p>9997.109</text:p>
          </table:table-cell>
          <table:table-cell office:value-type="float" office:value="2.891" calcext:value-type="float">
            <text:p>2.8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85" calcext:value-type="float">
            <text:p>9998.085</text:p>
          </table:table-cell>
          <table:table-cell office:value-type="float" office:value="1.915" calcext:value-type="float">
            <text:p>1.9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11" calcext:value-type="float">
            <text:p>9998.911</text:p>
          </table:table-cell>
          <table:table-cell office:value-type="float" office:value="1.089" calcext:value-type="float">
            <text:p>1.0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2" calcext:value-type="float">
            <text:p>9998.702</text:p>
          </table:table-cell>
          <table:table-cell office:value-type="float" office:value="1.298" calcext:value-type="float">
            <text:p>1.2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46" calcext:value-type="float">
            <text:p>9996.946</text:p>
          </table:table-cell>
          <table:table-cell office:value-type="float" office:value="3.054" calcext:value-type="float">
            <text:p>3.0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02" calcext:value-type="float">
            <text:p>9994.802</text:p>
          </table:table-cell>
          <table:table-cell office:value-type="float" office:value="5.198" calcext:value-type="float">
            <text:p>5.19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72" calcext:value-type="float">
            <text:p>9998.772</text:p>
          </table:table-cell>
          <table:table-cell office:value-type="float" office:value="1.228" calcext:value-type="float">
            <text:p>1.2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08" calcext:value-type="float">
            <text:p>9998.408</text:p>
          </table:table-cell>
          <table:table-cell office:value-type="float" office:value="1.592" calcext:value-type="float">
            <text:p>1.5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08" calcext:value-type="float">
            <text:p>9998.408</text:p>
          </table:table-cell>
          <table:table-cell office:value-type="float" office:value="1.592" calcext:value-type="float">
            <text:p>1.5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33" calcext:value-type="float">
            <text:p>9997.833</text:p>
          </table:table-cell>
          <table:table-cell office:value-type="float" office:value="2.167" calcext:value-type="float">
            <text:p>2.1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88" calcext:value-type="float">
            <text:p>9998.888</text:p>
          </table:table-cell>
          <table:table-cell office:value-type="float" office:value="1.112" calcext:value-type="float">
            <text:p>1.1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1" calcext:value-type="float">
            <text:p>9997.571</text:p>
          </table:table-cell>
          <table:table-cell office:value-type="float" office:value="2.429" calcext:value-type="float">
            <text:p>2.4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25" calcext:value-type="float">
            <text:p>9998.725</text:p>
          </table:table-cell>
          <table:table-cell office:value-type="float" office:value="1.275" calcext:value-type="float">
            <text:p>1.2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08" calcext:value-type="float">
            <text:p>9998.408</text:p>
          </table:table-cell>
          <table:table-cell office:value-type="float" office:value="1.592" calcext:value-type="float">
            <text:p>1.5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08" calcext:value-type="float">
            <text:p>9998.408</text:p>
          </table:table-cell>
          <table:table-cell office:value-type="float" office:value="1.592" calcext:value-type="float">
            <text:p>1.5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3" calcext:value-type="float">
            <text:p>9999.213</text:p>
          </table:table-cell>
          <table:table-cell office:value-type="float" office:value="0.787" calcext:value-type="float">
            <text:p>0.7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27" calcext:value-type="float">
            <text:p>9999.027</text:p>
          </table:table-cell>
          <table:table-cell office:value-type="float" office:value="0.973" calcext:value-type="float">
            <text:p>0.9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7" calcext:value-type="float">
            <text:p>9997.27</text:p>
          </table:table-cell>
          <table:table-cell office:value-type="float" office:value="2.73" calcext:value-type="float">
            <text:p>2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5" calcext:value-type="float">
            <text:p>9998.275</text:p>
          </table:table-cell>
          <table:table-cell office:value-type="float" office:value="1.725" calcext:value-type="float">
            <text:p>1.7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8" calcext:value-type="float">
            <text:p>9998.038</text:p>
          </table:table-cell>
          <table:table-cell office:value-type="float" office:value="1.962" calcext:value-type="float">
            <text:p>1.9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27" calcext:value-type="float">
            <text:p>9996.927</text:p>
          </table:table-cell>
          <table:table-cell office:value-type="float" office:value="3.073" calcext:value-type="float">
            <text:p>3.0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8" calcext:value-type="float">
            <text:p>9997.578</text:p>
          </table:table-cell>
          <table:table-cell office:value-type="float" office:value="2.422" calcext:value-type="float">
            <text:p>2.4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08" calcext:value-type="float">
            <text:p>9998.308</text:p>
          </table:table-cell>
          <table:table-cell office:value-type="float" office:value="1.692" calcext:value-type="float">
            <text:p>1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69" calcext:value-type="float">
            <text:p>9996.369</text:p>
          </table:table-cell>
          <table:table-cell office:value-type="float" office:value="3.631" calcext:value-type="float">
            <text:p>3.6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85" calcext:value-type="float">
            <text:p>9997.485</text:p>
          </table:table-cell>
          <table:table-cell office:value-type="float" office:value="2.515" calcext:value-type="float">
            <text:p>2.5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87" calcext:value-type="float">
            <text:p>9998.587</text:p>
          </table:table-cell>
          <table:table-cell office:value-type="float" office:value="1.413" calcext:value-type="float">
            <text:p>1.4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08" calcext:value-type="float">
            <text:p>9998.308</text:p>
          </table:table-cell>
          <table:table-cell office:value-type="float" office:value="1.692" calcext:value-type="float">
            <text:p>1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83" calcext:value-type="float">
            <text:p>9996.183</text:p>
          </table:table-cell>
          <table:table-cell office:value-type="float" office:value="3.817" calcext:value-type="float">
            <text:p>3.8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02" calcext:value-type="float">
            <text:p>9993.502</text:p>
          </table:table-cell>
          <table:table-cell office:value-type="float" office:value="6.498" calcext:value-type="float">
            <text:p>6.49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01" calcext:value-type="float">
            <text:p>9998.401</text:p>
          </table:table-cell>
          <table:table-cell office:value-type="float" office:value="1.599" calcext:value-type="float">
            <text:p>1.5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08" calcext:value-type="float">
            <text:p>9998.108</text:p>
          </table:table-cell>
          <table:table-cell office:value-type="float" office:value="1.892" calcext:value-type="float">
            <text:p>1.8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31" calcext:value-type="float">
            <text:p>9998.131</text:p>
          </table:table-cell>
          <table:table-cell office:value-type="float" office:value="1.869" calcext:value-type="float">
            <text:p>1.8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95" calcext:value-type="float">
            <text:p>9997.195</text:p>
          </table:table-cell>
          <table:table-cell office:value-type="float" office:value="2.805" calcext:value-type="float">
            <text:p>2.8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79" calcext:value-type="float">
            <text:p>9998.679</text:p>
          </table:table-cell>
          <table:table-cell office:value-type="float" office:value="1.321" calcext:value-type="float">
            <text:p>1.3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15" calcext:value-type="float">
            <text:p>9997.015</text:p>
          </table:table-cell>
          <table:table-cell office:value-type="float" office:value="2.985" calcext:value-type="float">
            <text:p>2.9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94" calcext:value-type="float">
            <text:p>9998.494</text:p>
          </table:table-cell>
          <table:table-cell office:value-type="float" office:value="1.506" calcext:value-type="float">
            <text:p>1.5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31" calcext:value-type="float">
            <text:p>9998.131</text:p>
          </table:table-cell>
          <table:table-cell office:value-type="float" office:value="1.869" calcext:value-type="float">
            <text:p>1.8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31" calcext:value-type="float">
            <text:p>9998.131</text:p>
          </table:table-cell>
          <table:table-cell office:value-type="float" office:value="1.869" calcext:value-type="float">
            <text:p>1.8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51" calcext:value-type="float">
            <text:p>9999.051</text:p>
          </table:table-cell>
          <table:table-cell office:value-type="float" office:value="0.949" calcext:value-type="float">
            <text:p>0.9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2" calcext:value-type="float">
            <text:p>9998.842</text:p>
          </table:table-cell>
          <table:table-cell office:value-type="float" office:value="1.158" calcext:value-type="float">
            <text:p>1.1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75" calcext:value-type="float">
            <text:p>9996.575</text:p>
          </table:table-cell>
          <table:table-cell office:value-type="float" office:value="3.425" calcext:value-type="float">
            <text:p>3.4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76" calcext:value-type="float">
            <text:p>9997.776</text:p>
          </table:table-cell>
          <table:table-cell office:value-type="float" office:value="2.224" calcext:value-type="float">
            <text:p>2.2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6" calcext:value-type="float">
            <text:p>9997.576</text:p>
          </table:table-cell>
          <table:table-cell office:value-type="float" office:value="2.424" calcext:value-type="float">
            <text:p>2.4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49" calcext:value-type="float">
            <text:p>9996.349</text:p>
          </table:table-cell>
          <table:table-cell office:value-type="float" office:value="3.651" calcext:value-type="float">
            <text:p>3.6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46" calcext:value-type="float">
            <text:p>9997.046</text:p>
          </table:table-cell>
          <table:table-cell office:value-type="float" office:value="2.954" calcext:value-type="float">
            <text:p>2.9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06" calcext:value-type="float">
            <text:p>9998.006</text:p>
          </table:table-cell>
          <table:table-cell office:value-type="float" office:value="1.994" calcext:value-type="float">
            <text:p>1.9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52" calcext:value-type="float">
            <text:p>9995.652</text:p>
          </table:table-cell>
          <table:table-cell office:value-type="float" office:value="4.348" calcext:value-type="float">
            <text:p>4.3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46" calcext:value-type="float">
            <text:p>9997.046</text:p>
          </table:table-cell>
          <table:table-cell office:value-type="float" office:value="2.954" calcext:value-type="float">
            <text:p>2.9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2" calcext:value-type="float">
            <text:p>9998.332</text:p>
          </table:table-cell>
          <table:table-cell office:value-type="float" office:value="1.668" calcext:value-type="float">
            <text:p>1.6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06" calcext:value-type="float">
            <text:p>9998.006</text:p>
          </table:table-cell>
          <table:table-cell office:value-type="float" office:value="1.994" calcext:value-type="float">
            <text:p>1.9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21" calcext:value-type="float">
            <text:p>9995.421</text:p>
          </table:table-cell>
          <table:table-cell office:value-type="float" office:value="4.579" calcext:value-type="float">
            <text:p>4.5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03" calcext:value-type="float">
            <text:p>9992.203</text:p>
          </table:table-cell>
          <table:table-cell office:value-type="float" office:value="7.797" calcext:value-type="float">
            <text:p>7.79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23" calcext:value-type="float">
            <text:p>9998.123</text:p>
          </table:table-cell>
          <table:table-cell office:value-type="float" office:value="1.877" calcext:value-type="float">
            <text:p>1.8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69" calcext:value-type="float">
            <text:p>9997.669</text:p>
          </table:table-cell>
          <table:table-cell office:value-type="float" office:value="2.331" calcext:value-type="float">
            <text:p>2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2" calcext:value-type="float">
            <text:p>9997.692</text:p>
          </table:table-cell>
          <table:table-cell office:value-type="float" office:value="2.308" calcext:value-type="float">
            <text:p>2.3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85" calcext:value-type="float">
            <text:p>9996.685</text:p>
          </table:table-cell>
          <table:table-cell office:value-type="float" office:value="3.315" calcext:value-type="float">
            <text:p>3.3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78" calcext:value-type="float">
            <text:p>9998.378</text:p>
          </table:table-cell>
          <table:table-cell office:value-type="float" office:value="1.622" calcext:value-type="float">
            <text:p>1.6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91" calcext:value-type="float">
            <text:p>9996.391</text:p>
          </table:table-cell>
          <table:table-cell office:value-type="float" office:value="3.609" calcext:value-type="float">
            <text:p>3.6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46" calcext:value-type="float">
            <text:p>9998.146</text:p>
          </table:table-cell>
          <table:table-cell office:value-type="float" office:value="1.854" calcext:value-type="float">
            <text:p>1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2" calcext:value-type="float">
            <text:p>9997.692</text:p>
          </table:table-cell>
          <table:table-cell office:value-type="float" office:value="2.308" calcext:value-type="float">
            <text:p>2.3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2" calcext:value-type="float">
            <text:p>9997.692</text:p>
          </table:table-cell>
          <table:table-cell office:value-type="float" office:value="2.308" calcext:value-type="float">
            <text:p>2.3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3" calcext:value-type="float">
            <text:p>9998.843</text:p>
          </table:table-cell>
          <table:table-cell office:value-type="float" office:value="1.157" calcext:value-type="float">
            <text:p>1.1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87" calcext:value-type="float">
            <text:p>9998.587</text:p>
          </table:table-cell>
          <table:table-cell office:value-type="float" office:value="1.413" calcext:value-type="float">
            <text:p>1.4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8" calcext:value-type="float">
            <text:p>9995.88</text:p>
          </table:table-cell>
          <table:table-cell office:value-type="float" office:value="4.12" calcext:value-type="float">
            <text:p>4.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59" calcext:value-type="float">
            <text:p>9997.359</text:p>
          </table:table-cell>
          <table:table-cell office:value-type="float" office:value="2.641" calcext:value-type="float">
            <text:p>2.6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9" calcext:value-type="float">
            <text:p>9997.299</text:p>
          </table:table-cell>
          <table:table-cell office:value-type="float" office:value="2.701" calcext:value-type="float">
            <text:p>2.7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79" calcext:value-type="float">
            <text:p>9995.679</text:p>
          </table:table-cell>
          <table:table-cell office:value-type="float" office:value="4.321" calcext:value-type="float">
            <text:p>4.3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46" calcext:value-type="float">
            <text:p>9996.446</text:p>
          </table:table-cell>
          <table:table-cell office:value-type="float" office:value="3.554" calcext:value-type="float">
            <text:p>3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12" calcext:value-type="float">
            <text:p>9997.612</text:p>
          </table:table-cell>
          <table:table-cell office:value-type="float" office:value="2.388" calcext:value-type="float">
            <text:p>2.3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12" calcext:value-type="float">
            <text:p>9994.912</text:p>
          </table:table-cell>
          <table:table-cell office:value-type="float" office:value="5.088" calcext:value-type="float">
            <text:p>5.0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46" calcext:value-type="float">
            <text:p>9996.446</text:p>
          </table:table-cell>
          <table:table-cell office:value-type="float" office:value="3.554" calcext:value-type="float">
            <text:p>3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07" calcext:value-type="float">
            <text:p>9998.007</text:p>
          </table:table-cell>
          <table:table-cell office:value-type="float" office:value="1.993" calcext:value-type="float">
            <text:p>1.9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12" calcext:value-type="float">
            <text:p>9997.612</text:p>
          </table:table-cell>
          <table:table-cell office:value-type="float" office:value="2.388" calcext:value-type="float">
            <text:p>2.3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58" calcext:value-type="float">
            <text:p>9994.658</text:p>
          </table:table-cell>
          <table:table-cell office:value-type="float" office:value="5.342" calcext:value-type="float">
            <text:p>5.3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03" calcext:value-type="float">
            <text:p>9990.903</text:p>
          </table:table-cell>
          <table:table-cell office:value-type="float" office:value="9.097" calcext:value-type="float">
            <text:p>9.09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28" calcext:value-type="float">
            <text:p>9997.728</text:p>
          </table:table-cell>
          <table:table-cell office:value-type="float" office:value="2.272" calcext:value-type="float">
            <text:p>2.2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92" calcext:value-type="float">
            <text:p>9997.392</text:p>
          </table:table-cell>
          <table:table-cell office:value-type="float" office:value="2.608" calcext:value-type="float">
            <text:p>2.6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16" calcext:value-type="float">
            <text:p>9997.416</text:p>
          </table:table-cell>
          <table:table-cell office:value-type="float" office:value="2.584" calcext:value-type="float">
            <text:p>2.5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47" calcext:value-type="float">
            <text:p>9996.047</text:p>
          </table:table-cell>
          <table:table-cell office:value-type="float" office:value="3.953" calcext:value-type="float">
            <text:p>3.9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7" calcext:value-type="float">
            <text:p>9998.17</text:p>
          </table:table-cell>
          <table:table-cell office:value-type="float" office:value="1.83" calcext:value-type="float">
            <text:p>1.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35" calcext:value-type="float">
            <text:p>9995.835</text:p>
          </table:table-cell>
          <table:table-cell office:value-type="float" office:value="4.165" calcext:value-type="float">
            <text:p>4.1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14" calcext:value-type="float">
            <text:p>9997.914</text:p>
          </table:table-cell>
          <table:table-cell office:value-type="float" office:value="2.086" calcext:value-type="float">
            <text:p>2.0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16" calcext:value-type="float">
            <text:p>9997.416</text:p>
          </table:table-cell>
          <table:table-cell office:value-type="float" office:value="2.584" calcext:value-type="float">
            <text:p>2.5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16" calcext:value-type="float">
            <text:p>9997.416</text:p>
          </table:table-cell>
          <table:table-cell office:value-type="float" office:value="2.584" calcext:value-type="float">
            <text:p>2.5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81" calcext:value-type="float">
            <text:p>9998.681</text:p>
          </table:table-cell>
          <table:table-cell office:value-type="float" office:value="1.319" calcext:value-type="float">
            <text:p>1.3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02" calcext:value-type="float">
            <text:p>9998.402</text:p>
          </table:table-cell>
          <table:table-cell office:value-type="float" office:value="1.598" calcext:value-type="float">
            <text:p>1.5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84" calcext:value-type="float">
            <text:p>9995.184</text:p>
          </table:table-cell>
          <table:table-cell office:value-type="float" office:value="4.816" calcext:value-type="float">
            <text:p>4.8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61" calcext:value-type="float">
            <text:p>9996.861</text:p>
          </table:table-cell>
          <table:table-cell office:value-type="float" office:value="3.139" calcext:value-type="float">
            <text:p>3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61" calcext:value-type="float">
            <text:p>9996.861</text:p>
          </table:table-cell>
          <table:table-cell office:value-type="float" office:value="3.139" calcext:value-type="float">
            <text:p>3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01" calcext:value-type="float">
            <text:p>9995.101</text:p>
          </table:table-cell>
          <table:table-cell office:value-type="float" office:value="4.899" calcext:value-type="float">
            <text:p>4.8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08" calcext:value-type="float">
            <text:p>9996.008</text:p>
          </table:table-cell>
          <table:table-cell office:value-type="float" office:value="3.992" calcext:value-type="float">
            <text:p>3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11" calcext:value-type="float">
            <text:p>9997.311</text:p>
          </table:table-cell>
          <table:table-cell office:value-type="float" office:value="2.689" calcext:value-type="float">
            <text:p>2.6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95" calcext:value-type="float">
            <text:p>9994.195</text:p>
          </table:table-cell>
          <table:table-cell office:value-type="float" office:value="5.805" calcext:value-type="float">
            <text:p>5.8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08" calcext:value-type="float">
            <text:p>9996.008</text:p>
          </table:table-cell>
          <table:table-cell office:value-type="float" office:value="3.992" calcext:value-type="float">
            <text:p>3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52" calcext:value-type="float">
            <text:p>9997.752</text:p>
          </table:table-cell>
          <table:table-cell office:value-type="float" office:value="2.248" calcext:value-type="float">
            <text:p>2.2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11" calcext:value-type="float">
            <text:p>9997.311</text:p>
          </table:table-cell>
          <table:table-cell office:value-type="float" office:value="2.689" calcext:value-type="float">
            <text:p>2.6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95" calcext:value-type="float">
            <text:p>9993.895</text:p>
          </table:table-cell>
          <table:table-cell office:value-type="float" office:value="6.105" calcext:value-type="float">
            <text:p>6.1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04" calcext:value-type="float">
            <text:p>9989.604</text:p>
          </table:table-cell>
          <table:table-cell office:value-type="float" office:value="10.396" calcext:value-type="float">
            <text:p>10.3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5" calcext:value-type="float">
            <text:p>9997.45</text:p>
          </table:table-cell>
          <table:table-cell office:value-type="float" office:value="2.55" calcext:value-type="float">
            <text:p>2.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77" calcext:value-type="float">
            <text:p>9996.977</text:p>
          </table:table-cell>
          <table:table-cell office:value-type="float" office:value="3.023" calcext:value-type="float">
            <text:p>3.0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38" calcext:value-type="float">
            <text:p>9995.538</text:p>
          </table:table-cell>
          <table:table-cell office:value-type="float" office:value="4.462" calcext:value-type="float">
            <text:p>4.4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69" calcext:value-type="float">
            <text:p>9997.869</text:p>
          </table:table-cell>
          <table:table-cell office:value-type="float" office:value="2.131" calcext:value-type="float">
            <text:p>2.1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11" calcext:value-type="float">
            <text:p>9995.211</text:p>
          </table:table-cell>
          <table:table-cell office:value-type="float" office:value="4.789" calcext:value-type="float">
            <text:p>4.7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66" calcext:value-type="float">
            <text:p>9997.566</text:p>
          </table:table-cell>
          <table:table-cell office:value-type="float" office:value="2.434" calcext:value-type="float">
            <text:p>2.4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77" calcext:value-type="float">
            <text:p>9996.977</text:p>
          </table:table-cell>
          <table:table-cell office:value-type="float" office:value="3.023" calcext:value-type="float">
            <text:p>3.0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77" calcext:value-type="float">
            <text:p>9996.977</text:p>
          </table:table-cell>
          <table:table-cell office:value-type="float" office:value="3.023" calcext:value-type="float">
            <text:p>3.0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3" calcext:value-type="float">
            <text:p>9998.473</text:p>
          </table:table-cell>
          <table:table-cell office:value-type="float" office:value="1.527" calcext:value-type="float">
            <text:p>1.5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47" calcext:value-type="float">
            <text:p>9998.147</text:p>
          </table:table-cell>
          <table:table-cell office:value-type="float" office:value="1.853" calcext:value-type="float">
            <text:p>1.8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67" calcext:value-type="float">
            <text:p>9994.467</text:p>
          </table:table-cell>
          <table:table-cell office:value-type="float" office:value="5.533" calcext:value-type="float">
            <text:p>5.5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44" calcext:value-type="float">
            <text:p>9996.444</text:p>
          </table:table-cell>
          <table:table-cell office:value-type="float" office:value="3.556" calcext:value-type="float">
            <text:p>3.5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61" calcext:value-type="float">
            <text:p>9996.261</text:p>
          </table:table-cell>
          <table:table-cell office:value-type="float" office:value="3.739" calcext:value-type="float">
            <text:p>3.7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15" calcext:value-type="float">
            <text:p>9994.615</text:p>
          </table:table-cell>
          <table:table-cell office:value-type="float" office:value="5.385" calcext:value-type="float">
            <text:p>5.3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31" calcext:value-type="float">
            <text:p>9995.731</text:p>
          </table:table-cell>
          <table:table-cell office:value-type="float" office:value="4.269" calcext:value-type="float">
            <text:p>4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02" calcext:value-type="float">
            <text:p>9997.102</text:p>
          </table:table-cell>
          <table:table-cell office:value-type="float" office:value="2.898" calcext:value-type="float">
            <text:p>2.8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" calcext:value-type="float">
            <text:p>9993.5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31" calcext:value-type="float">
            <text:p>9995.731</text:p>
          </table:table-cell>
          <table:table-cell office:value-type="float" office:value="4.269" calcext:value-type="float">
            <text:p>4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67" calcext:value-type="float">
            <text:p>9997.567</text:p>
          </table:table-cell>
          <table:table-cell office:value-type="float" office:value="2.433" calcext:value-type="float">
            <text:p>2.4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02" calcext:value-type="float">
            <text:p>9997.102</text:p>
          </table:table-cell>
          <table:table-cell office:value-type="float" office:value="2.898" calcext:value-type="float">
            <text:p>2.8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3" calcext:value-type="float">
            <text:p>9993.13</text:p>
          </table:table-cell>
          <table:table-cell office:value-type="float" office:value="6.87" calcext:value-type="float">
            <text:p>6.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04" calcext:value-type="float">
            <text:p>9988.304</text:p>
          </table:table-cell>
          <table:table-cell office:value-type="float" office:value="11.696" calcext:value-type="float">
            <text:p>11.6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56" calcext:value-type="float">
            <text:p>9997.056</text:p>
          </table:table-cell>
          <table:table-cell office:value-type="float" office:value="2.944" calcext:value-type="float">
            <text:p>2.9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54" calcext:value-type="float">
            <text:p>9996.354</text:p>
          </table:table-cell>
          <table:table-cell office:value-type="float" office:value="3.646" calcext:value-type="float">
            <text:p>3.6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77" calcext:value-type="float">
            <text:p>9996.377</text:p>
          </table:table-cell>
          <table:table-cell office:value-type="float" office:value="3.623" calcext:value-type="float">
            <text:p>3.6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56" calcext:value-type="float">
            <text:p>9995.156</text:p>
          </table:table-cell>
          <table:table-cell office:value-type="float" office:value="4.844" calcext:value-type="float">
            <text:p>4.8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74" calcext:value-type="float">
            <text:p>9997.474</text:p>
          </table:table-cell>
          <table:table-cell office:value-type="float" office:value="2.526" calcext:value-type="float">
            <text:p>2.5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18" calcext:value-type="float">
            <text:p>9994.518</text:p>
          </table:table-cell>
          <table:table-cell office:value-type="float" office:value="5.482" calcext:value-type="float">
            <text:p>5.4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02" calcext:value-type="float">
            <text:p>9997.102</text:p>
          </table:table-cell>
          <table:table-cell office:value-type="float" office:value="2.898" calcext:value-type="float">
            <text:p>2.8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77" calcext:value-type="float">
            <text:p>9996.377</text:p>
          </table:table-cell>
          <table:table-cell office:value-type="float" office:value="3.623" calcext:value-type="float">
            <text:p>3.6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77" calcext:value-type="float">
            <text:p>9996.377</text:p>
          </table:table-cell>
          <table:table-cell office:value-type="float" office:value="3.623" calcext:value-type="float">
            <text:p>3.6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18" calcext:value-type="float">
            <text:p>9998.218</text:p>
          </table:table-cell>
          <table:table-cell office:value-type="float" office:value="1.782" calcext:value-type="float">
            <text:p>1.7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23" calcext:value-type="float">
            <text:p>9997.823</text:p>
          </table:table-cell>
          <table:table-cell office:value-type="float" office:value="2.177" calcext:value-type="float">
            <text:p>2.1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28" calcext:value-type="float">
            <text:p>9993.728</text:p>
          </table:table-cell>
          <table:table-cell office:value-type="float" office:value="6.272" calcext:value-type="float">
            <text:p>6.2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09" calcext:value-type="float">
            <text:p>9996.109</text:p>
          </table:table-cell>
          <table:table-cell office:value-type="float" office:value="3.891" calcext:value-type="float">
            <text:p>3.8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22" calcext:value-type="float">
            <text:p>9995.822</text:p>
          </table:table-cell>
          <table:table-cell office:value-type="float" office:value="4.178" calcext:value-type="float">
            <text:p>4.1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37" calcext:value-type="float">
            <text:p>9994.037</text:p>
          </table:table-cell>
          <table:table-cell office:value-type="float" office:value="5.963" calcext:value-type="float">
            <text:p>5.9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92" calcext:value-type="float">
            <text:p>9995.292</text:p>
          </table:table-cell>
          <table:table-cell office:value-type="float" office:value="4.708" calcext:value-type="float">
            <text:p>4.7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01" calcext:value-type="float">
            <text:p>9996.801</text:p>
          </table:table-cell>
          <table:table-cell office:value-type="float" office:value="3.199" calcext:value-type="float">
            <text:p>3.1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82" calcext:value-type="float">
            <text:p>9992.782</text:p>
          </table:table-cell>
          <table:table-cell office:value-type="float" office:value="7.218" calcext:value-type="float">
            <text:p>7.2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92" calcext:value-type="float">
            <text:p>9995.292</text:p>
          </table:table-cell>
          <table:table-cell office:value-type="float" office:value="4.708" calcext:value-type="float">
            <text:p>4.7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12" calcext:value-type="float">
            <text:p>9997.312</text:p>
          </table:table-cell>
          <table:table-cell office:value-type="float" office:value="2.688" calcext:value-type="float">
            <text:p>2.6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01" calcext:value-type="float">
            <text:p>9996.801</text:p>
          </table:table-cell>
          <table:table-cell office:value-type="float" office:value="3.199" calcext:value-type="float">
            <text:p>3.1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66" calcext:value-type="float">
            <text:p>9992.366</text:p>
          </table:table-cell>
          <table:table-cell office:value-type="float" office:value="7.634" calcext:value-type="float">
            <text:p>7.6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04" calcext:value-type="float">
            <text:p>9987.004</text:p>
          </table:table-cell>
          <table:table-cell office:value-type="float" office:value="12.996" calcext:value-type="float">
            <text:p>12.9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01" calcext:value-type="float">
            <text:p>9996.801</text:p>
          </table:table-cell>
          <table:table-cell office:value-type="float" office:value="3.199" calcext:value-type="float">
            <text:p>3.1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15" calcext:value-type="float">
            <text:p>9995.915</text:p>
          </table:table-cell>
          <table:table-cell office:value-type="float" office:value="4.085" calcext:value-type="float">
            <text:p>4.0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39" calcext:value-type="float">
            <text:p>9995.939</text:p>
          </table:table-cell>
          <table:table-cell office:value-type="float" office:value="4.061" calcext:value-type="float">
            <text:p>4.0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46" calcext:value-type="float">
            <text:p>9994.646</text:p>
          </table:table-cell>
          <table:table-cell office:value-type="float" office:value="5.354" calcext:value-type="float">
            <text:p>5.3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73" calcext:value-type="float">
            <text:p>9997.173</text:p>
          </table:table-cell>
          <table:table-cell office:value-type="float" office:value="2.827" calcext:value-type="float">
            <text:p>2.8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93" calcext:value-type="float">
            <text:p>9993.893</text:p>
          </table:table-cell>
          <table:table-cell office:value-type="float" office:value="6.107" calcext:value-type="float">
            <text:p>6.1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55" calcext:value-type="float">
            <text:p>9996.755</text:p>
          </table:table-cell>
          <table:table-cell office:value-type="float" office:value="3.245" calcext:value-type="float">
            <text:p>3.2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39" calcext:value-type="float">
            <text:p>9995.939</text:p>
          </table:table-cell>
          <table:table-cell office:value-type="float" office:value="4.061" calcext:value-type="float">
            <text:p>4.0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39" calcext:value-type="float">
            <text:p>9995.939</text:p>
          </table:table-cell>
          <table:table-cell office:value-type="float" office:value="4.061" calcext:value-type="float">
            <text:p>4.0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1" calcext:value-type="float">
            <text:p>9998.01</text:p>
          </table:table-cell>
          <table:table-cell office:value-type="float" office:value="1.99" calcext:value-type="float">
            <text:p>1.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68" calcext:value-type="float">
            <text:p>9997.568</text:p>
          </table:table-cell>
          <table:table-cell office:value-type="float" office:value="2.432" calcext:value-type="float">
            <text:p>2.4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1" calcext:value-type="float">
            <text:p>9993.01</text:p>
          </table:table-cell>
          <table:table-cell office:value-type="float" office:value="6.99" calcext:value-type="float">
            <text:p>6.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92" calcext:value-type="float">
            <text:p>9995.692</text:p>
          </table:table-cell>
          <table:table-cell office:value-type="float" office:value="4.308" calcext:value-type="float">
            <text:p>4.3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46" calcext:value-type="float">
            <text:p>9995.546</text:p>
          </table:table-cell>
          <table:table-cell office:value-type="float" office:value="4.454" calcext:value-type="float">
            <text:p>4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68" calcext:value-type="float">
            <text:p>9993.368</text:p>
          </table:table-cell>
          <table:table-cell office:value-type="float" office:value="6.632" calcext:value-type="float">
            <text:p>6.6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85" calcext:value-type="float">
            <text:p>9994.785</text:p>
          </table:table-cell>
          <table:table-cell office:value-type="float" office:value="5.215" calcext:value-type="float">
            <text:p>5.2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07" calcext:value-type="float">
            <text:p>9996.407</text:p>
          </table:table-cell>
          <table:table-cell office:value-type="float" office:value="3.593" calcext:value-type="float">
            <text:p>3.5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43" calcext:value-type="float">
            <text:p>9992.043</text:p>
          </table:table-cell>
          <table:table-cell office:value-type="float" office:value="7.957" calcext:value-type="float">
            <text:p>7.9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92" calcext:value-type="float">
            <text:p>9994.692</text:p>
          </table:table-cell>
          <table:table-cell office:value-type="float" office:value="5.308" calcext:value-type="float">
            <text:p>5.3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88" calcext:value-type="float">
            <text:p>9996.988</text:p>
          </table:table-cell>
          <table:table-cell office:value-type="float" office:value="3.012" calcext:value-type="float">
            <text:p>3.0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07" calcext:value-type="float">
            <text:p>9996.407</text:p>
          </table:table-cell>
          <table:table-cell office:value-type="float" office:value="3.593" calcext:value-type="float">
            <text:p>3.5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05" calcext:value-type="float">
            <text:p>9991.605</text:p>
          </table:table-cell>
          <table:table-cell office:value-type="float" office:value="8.395" calcext:value-type="float">
            <text:p>8.3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705" calcext:value-type="float">
            <text:p>9985.705</text:p>
          </table:table-cell>
          <table:table-cell office:value-type="float" office:value="14.295" calcext:value-type="float">
            <text:p>14.29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84" calcext:value-type="float">
            <text:p>9996.384</text:p>
          </table:table-cell>
          <table:table-cell office:value-type="float" office:value="3.616" calcext:value-type="float">
            <text:p>3.6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38" calcext:value-type="float">
            <text:p>9995.638</text:p>
          </table:table-cell>
          <table:table-cell office:value-type="float" office:value="4.362" calcext:value-type="float">
            <text:p>4.3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62" calcext:value-type="float">
            <text:p>9995.662</text:p>
          </table:table-cell>
          <table:table-cell office:value-type="float" office:value="4.338" calcext:value-type="float">
            <text:p>4.3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08" calcext:value-type="float">
            <text:p>9994.008</text:p>
          </table:table-cell>
          <table:table-cell office:value-type="float" office:value="5.992" calcext:value-type="float">
            <text:p>5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65" calcext:value-type="float">
            <text:p>9996.965</text:p>
          </table:table-cell>
          <table:table-cell office:value-type="float" office:value="3.035" calcext:value-type="float">
            <text:p>3.0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14" calcext:value-type="float">
            <text:p>9993.314</text:p>
          </table:table-cell>
          <table:table-cell office:value-type="float" office:value="6.686" calcext:value-type="float">
            <text:p>6.6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23" calcext:value-type="float">
            <text:p>9996.523</text:p>
          </table:table-cell>
          <table:table-cell office:value-type="float" office:value="3.477" calcext:value-type="float">
            <text:p>3.4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62" calcext:value-type="float">
            <text:p>9995.662</text:p>
          </table:table-cell>
          <table:table-cell office:value-type="float" office:value="4.338" calcext:value-type="float">
            <text:p>4.3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62" calcext:value-type="float">
            <text:p>9995.662</text:p>
          </table:table-cell>
          <table:table-cell office:value-type="float" office:value="4.338" calcext:value-type="float">
            <text:p>4.3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48" calcext:value-type="float">
            <text:p>9997.848</text:p>
          </table:table-cell>
          <table:table-cell office:value-type="float" office:value="2.152" calcext:value-type="float">
            <text:p>2.1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83" calcext:value-type="float">
            <text:p>9997.383</text:p>
          </table:table-cell>
          <table:table-cell office:value-type="float" office:value="2.617" calcext:value-type="float">
            <text:p>2.6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93" calcext:value-type="float">
            <text:p>9992.293</text:p>
          </table:table-cell>
          <table:table-cell office:value-type="float" office:value="7.707" calcext:value-type="float">
            <text:p>7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94" calcext:value-type="float">
            <text:p>9995.194</text:p>
          </table:table-cell>
          <table:table-cell office:value-type="float" office:value="4.806" calcext:value-type="float">
            <text:p>4.8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45" calcext:value-type="float">
            <text:p>9995.245</text:p>
          </table:table-cell>
          <table:table-cell office:value-type="float" office:value="4.755" calcext:value-type="float">
            <text:p>4.7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98" calcext:value-type="float">
            <text:p>9992.698</text:p>
          </table:table-cell>
          <table:table-cell office:value-type="float" office:value="7.302" calcext:value-type="float">
            <text:p>7.3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92" calcext:value-type="float">
            <text:p>9994.092</text:p>
          </table:table-cell>
          <table:table-cell office:value-type="float" office:value="5.908" calcext:value-type="float">
            <text:p>5.9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13" calcext:value-type="float">
            <text:p>9996.013</text:p>
          </table:table-cell>
          <table:table-cell office:value-type="float" office:value="3.987" calcext:value-type="float">
            <text:p>3.9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04" calcext:value-type="float">
            <text:p>9991.304</text:p>
          </table:table-cell>
          <table:table-cell office:value-type="float" office:value="8.696" calcext:value-type="float">
            <text:p>8.6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92" calcext:value-type="float">
            <text:p>9994.092</text:p>
          </table:table-cell>
          <table:table-cell office:value-type="float" office:value="5.908" calcext:value-type="float">
            <text:p>5.9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4" calcext:value-type="float">
            <text:p>9996.64</text:p>
          </table:table-cell>
          <table:table-cell office:value-type="float" office:value="3.36" calcext:value-type="float">
            <text:p>3.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13" calcext:value-type="float">
            <text:p>9996.013</text:p>
          </table:table-cell>
          <table:table-cell office:value-type="float" office:value="3.987" calcext:value-type="float">
            <text:p>3.9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42" calcext:value-type="float">
            <text:p>9990.842</text:p>
          </table:table-cell>
          <table:table-cell office:value-type="float" office:value="9.158" calcext:value-type="float">
            <text:p>9.1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405" calcext:value-type="float">
            <text:p>9984.405</text:p>
          </table:table-cell>
          <table:table-cell office:value-type="float" office:value="15.595" calcext:value-type="float">
            <text:p>15.59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59" calcext:value-type="float">
            <text:p>9996.059</text:p>
          </table:table-cell>
          <table:table-cell office:value-type="float" office:value="3.941" calcext:value-type="float">
            <text:p>3.9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62" calcext:value-type="float">
            <text:p>9995.362</text:p>
          </table:table-cell>
          <table:table-cell office:value-type="float" office:value="4.638" calcext:value-type="float">
            <text:p>4.6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85" calcext:value-type="float">
            <text:p>9995.385</text:p>
          </table:table-cell>
          <table:table-cell office:value-type="float" office:value="4.615" calcext:value-type="float">
            <text:p>4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71" calcext:value-type="float">
            <text:p>9993.371</text:p>
          </table:table-cell>
          <table:table-cell office:value-type="float" office:value="6.629" calcext:value-type="float">
            <text:p>6.6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56" calcext:value-type="float">
            <text:p>9996.756</text:p>
          </table:table-cell>
          <table:table-cell office:value-type="float" office:value="3.244" calcext:value-type="float">
            <text:p>3.2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59" calcext:value-type="float">
            <text:p>9992.759</text:p>
          </table:table-cell>
          <table:table-cell office:value-type="float" office:value="7.241" calcext:value-type="float">
            <text:p>7.2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92" calcext:value-type="float">
            <text:p>9996.292</text:p>
          </table:table-cell>
          <table:table-cell office:value-type="float" office:value="3.708" calcext:value-type="float">
            <text:p>3.7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85" calcext:value-type="float">
            <text:p>9995.385</text:p>
          </table:table-cell>
          <table:table-cell office:value-type="float" office:value="4.615" calcext:value-type="float">
            <text:p>4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85" calcext:value-type="float">
            <text:p>9995.385</text:p>
          </table:table-cell>
          <table:table-cell office:value-type="float" office:value="4.615" calcext:value-type="float">
            <text:p>4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86" calcext:value-type="float">
            <text:p>9997.686</text:p>
          </table:table-cell>
          <table:table-cell office:value-type="float" office:value="2.314" calcext:value-type="float">
            <text:p>2.3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98" calcext:value-type="float">
            <text:p>9997.198</text:p>
          </table:table-cell>
          <table:table-cell office:value-type="float" office:value="2.802" calcext:value-type="float">
            <text:p>2.8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" calcext:value-type="float">
            <text:p>9991.62</text:p>
          </table:table-cell>
          <table:table-cell office:value-type="float" office:value="8.38" calcext:value-type="float">
            <text:p>8.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95" calcext:value-type="float">
            <text:p>9994.695</text:p>
          </table:table-cell>
          <table:table-cell office:value-type="float" office:value="5.305" calcext:value-type="float">
            <text:p>5.3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3" calcext:value-type="float">
            <text:p>9995.13</text:p>
          </table:table-cell>
          <table:table-cell office:value-type="float" office:value="4.87" calcext:value-type="float">
            <text:p>4.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37" calcext:value-type="float">
            <text:p>9991.937</text:p>
          </table:table-cell>
          <table:table-cell office:value-type="float" office:value="8.063" calcext:value-type="float">
            <text:p>8.0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24" calcext:value-type="float">
            <text:p>9993.424</text:p>
          </table:table-cell>
          <table:table-cell office:value-type="float" office:value="6.576" calcext:value-type="float">
            <text:p>6.5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25" calcext:value-type="float">
            <text:p>9995.525</text:p>
          </table:table-cell>
          <table:table-cell office:value-type="float" office:value="4.475" calcext:value-type="float">
            <text:p>4.4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42" calcext:value-type="float">
            <text:p>9990.542</text:p>
          </table:table-cell>
          <table:table-cell office:value-type="float" office:value="9.458" calcext:value-type="float">
            <text:p>9.4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31" calcext:value-type="float">
            <text:p>9993.331</text:p>
          </table:table-cell>
          <table:table-cell office:value-type="float" office:value="6.669" calcext:value-type="float">
            <text:p>6.6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46" calcext:value-type="float">
            <text:p>9996.246</text:p>
          </table:table-cell>
          <table:table-cell office:value-type="float" office:value="3.754" calcext:value-type="float">
            <text:p>3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25" calcext:value-type="float">
            <text:p>9995.525</text:p>
          </table:table-cell>
          <table:table-cell office:value-type="float" office:value="4.475" calcext:value-type="float">
            <text:p>4.4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81" calcext:value-type="float">
            <text:p>9990.081</text:p>
          </table:table-cell>
          <table:table-cell office:value-type="float" office:value="9.919" calcext:value-type="float">
            <text:p>9.9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106" calcext:value-type="float">
            <text:p>9983.106</text:p>
          </table:table-cell>
          <table:table-cell office:value-type="float" office:value="16.894" calcext:value-type="float">
            <text:p>16.8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35" calcext:value-type="float">
            <text:p>9995.735</text:p>
          </table:table-cell>
          <table:table-cell office:value-type="float" office:value="4.265" calcext:value-type="float">
            <text:p>4.2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46" calcext:value-type="float">
            <text:p>9995.246</text:p>
          </table:table-cell>
          <table:table-cell office:value-type="float" office:value="4.754" calcext:value-type="float">
            <text:p>4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69" calcext:value-type="float">
            <text:p>9995.269</text:p>
          </table:table-cell>
          <table:table-cell office:value-type="float" office:value="4.731" calcext:value-type="float">
            <text:p>4.7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04" calcext:value-type="float">
            <text:p>9992.604</text:p>
          </table:table-cell>
          <table:table-cell office:value-type="float" office:value="7.396" calcext:value-type="float">
            <text:p>7.3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41" calcext:value-type="float">
            <text:p>9996.641</text:p>
          </table:table-cell>
          <table:table-cell office:value-type="float" office:value="3.359" calcext:value-type="float">
            <text:p>3.3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71" calcext:value-type="float">
            <text:p>9992.271</text:p>
          </table:table-cell>
          <table:table-cell office:value-type="float" office:value="7.729" calcext:value-type="float">
            <text:p>7.7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76" calcext:value-type="float">
            <text:p>9996.176</text:p>
          </table:table-cell>
          <table:table-cell office:value-type="float" office:value="3.824" calcext:value-type="float">
            <text:p>3.8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69" calcext:value-type="float">
            <text:p>9995.269</text:p>
          </table:table-cell>
          <table:table-cell office:value-type="float" office:value="4.731" calcext:value-type="float">
            <text:p>4.7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69" calcext:value-type="float">
            <text:p>9995.269</text:p>
          </table:table-cell>
          <table:table-cell office:value-type="float" office:value="4.731" calcext:value-type="float">
            <text:p>4.7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1" calcext:value-type="float">
            <text:p>9997.571</text:p>
          </table:table-cell>
          <table:table-cell office:value-type="float" office:value="2.429" calcext:value-type="float">
            <text:p>2.4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59" calcext:value-type="float">
            <text:p>9997.059</text:p>
          </table:table-cell>
          <table:table-cell office:value-type="float" office:value="2.941" calcext:value-type="float">
            <text:p>2.9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25" calcext:value-type="float">
            <text:p>9990.925</text:p>
          </table:table-cell>
          <table:table-cell office:value-type="float" office:value="9.075" calcext:value-type="float">
            <text:p>9.0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08" calcext:value-type="float">
            <text:p>9994.208</text:p>
          </table:table-cell>
          <table:table-cell office:value-type="float" office:value="5.792" calcext:value-type="float">
            <text:p>5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68" calcext:value-type="float">
            <text:p>9994.368</text:p>
          </table:table-cell>
          <table:table-cell office:value-type="float" office:value="5.632" calcext:value-type="float">
            <text:p>5.6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42" calcext:value-type="float">
            <text:p>9991.542</text:p>
          </table:table-cell>
          <table:table-cell office:value-type="float" office:value="8.458" calcext:value-type="float">
            <text:p>8.4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16" calcext:value-type="float">
            <text:p>9993.216</text:p>
          </table:table-cell>
          <table:table-cell office:value-type="float" office:value="6.784" calcext:value-type="float">
            <text:p>6.7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1" calcext:value-type="float">
            <text:p>9995.41</text:p>
          </table:table-cell>
          <table:table-cell office:value-type="float" office:value="4.59" calcext:value-type="float">
            <text:p>4.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69" calcext:value-type="float">
            <text:p>9989.869</text:p>
          </table:table-cell>
          <table:table-cell office:value-type="float" office:value="10.131" calcext:value-type="float">
            <text:p>10.1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16" calcext:value-type="float">
            <text:p>9993.216</text:p>
          </table:table-cell>
          <table:table-cell office:value-type="float" office:value="6.784" calcext:value-type="float">
            <text:p>6.7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31" calcext:value-type="float">
            <text:p>9996.131</text:p>
          </table:table-cell>
          <table:table-cell office:value-type="float" office:value="3.869" calcext:value-type="float">
            <text:p>3.8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1" calcext:value-type="float">
            <text:p>9995.41</text:p>
          </table:table-cell>
          <table:table-cell office:value-type="float" office:value="4.59" calcext:value-type="float">
            <text:p>4.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84" calcext:value-type="float">
            <text:p>9989.384</text:p>
          </table:table-cell>
          <table:table-cell office:value-type="float" office:value="10.616" calcext:value-type="float">
            <text:p>10.6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806" calcext:value-type="float">
            <text:p>9981.806</text:p>
          </table:table-cell>
          <table:table-cell office:value-type="float" office:value="18.194" calcext:value-type="float">
            <text:p>18.1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26" calcext:value-type="float">
            <text:p>9995.526</text:p>
          </table:table-cell>
          <table:table-cell office:value-type="float" office:value="4.474" calcext:value-type="float">
            <text:p>4.4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85" calcext:value-type="float">
            <text:p>9994.485</text:p>
          </table:table-cell>
          <table:table-cell office:value-type="float" office:value="5.515" calcext:value-type="float">
            <text:p>5.5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08" calcext:value-type="float">
            <text:p>9994.508</text:p>
          </table:table-cell>
          <table:table-cell office:value-type="float" office:value="5.492" calcext:value-type="float">
            <text:p>5.4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51" calcext:value-type="float">
            <text:p>9992.351</text:p>
          </table:table-cell>
          <table:table-cell office:value-type="float" office:value="7.649" calcext:value-type="float">
            <text:p>7.6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54" calcext:value-type="float">
            <text:p>9996.154</text:p>
          </table:table-cell>
          <table:table-cell office:value-type="float" office:value="3.846" calcext:value-type="float">
            <text:p>3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1" calcext:value-type="float">
            <text:p>9991.51</text:p>
          </table:table-cell>
          <table:table-cell office:value-type="float" office:value="8.49" calcext:value-type="float">
            <text:p>8.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96" calcext:value-type="float">
            <text:p>9995.596</text:p>
          </table:table-cell>
          <table:table-cell office:value-type="float" office:value="4.404" calcext:value-type="float">
            <text:p>4.4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08" calcext:value-type="float">
            <text:p>9994.508</text:p>
          </table:table-cell>
          <table:table-cell office:value-type="float" office:value="5.492" calcext:value-type="float">
            <text:p>5.4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08" calcext:value-type="float">
            <text:p>9994.508</text:p>
          </table:table-cell>
          <table:table-cell office:value-type="float" office:value="5.492" calcext:value-type="float">
            <text:p>5.4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69" calcext:value-type="float">
            <text:p>9997.269</text:p>
          </table:table-cell>
          <table:table-cell office:value-type="float" office:value="2.731" calcext:value-type="float">
            <text:p>2.7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65" calcext:value-type="float">
            <text:p>9996.665</text:p>
          </table:table-cell>
          <table:table-cell office:value-type="float" office:value="3.335" calcext:value-type="float">
            <text:p>3.3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85" calcext:value-type="float">
            <text:p>9990.185</text:p>
          </table:table-cell>
          <table:table-cell office:value-type="float" office:value="9.815" calcext:value-type="float">
            <text:p>9.8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55" calcext:value-type="float">
            <text:p>9993.955</text:p>
          </table:table-cell>
          <table:table-cell office:value-type="float" office:value="6.045" calcext:value-type="float">
            <text:p>6.0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3" calcext:value-type="float">
            <text:p>9993.93</text:p>
          </table:table-cell>
          <table:table-cell office:value-type="float" office:value="6.07" calcext:value-type="float">
            <text:p>6.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64" calcext:value-type="float">
            <text:p>9990.964</text:p>
          </table:table-cell>
          <table:table-cell office:value-type="float" office:value="9.036" calcext:value-type="float">
            <text:p>9.0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77" calcext:value-type="float">
            <text:p>9992.777</text:p>
          </table:table-cell>
          <table:table-cell office:value-type="float" office:value="7.223" calcext:value-type="float">
            <text:p>7.2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09" calcext:value-type="float">
            <text:p>9995.109</text:p>
          </table:table-cell>
          <table:table-cell office:value-type="float" office:value="4.891" calcext:value-type="float">
            <text:p>4.8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52" calcext:value-type="float">
            <text:p>9989.152</text:p>
          </table:table-cell>
          <table:table-cell office:value-type="float" office:value="10.848" calcext:value-type="float">
            <text:p>10.8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77" calcext:value-type="float">
            <text:p>9992.777</text:p>
          </table:table-cell>
          <table:table-cell office:value-type="float" office:value="7.223" calcext:value-type="float">
            <text:p>7.2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76" calcext:value-type="float">
            <text:p>9995.876</text:p>
          </table:table-cell>
          <table:table-cell office:value-type="float" office:value="4.124" calcext:value-type="float">
            <text:p>4.1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09" calcext:value-type="float">
            <text:p>9995.109</text:p>
          </table:table-cell>
          <table:table-cell office:value-type="float" office:value="4.891" calcext:value-type="float">
            <text:p>4.8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21" calcext:value-type="float">
            <text:p>9988.621</text:p>
          </table:table-cell>
          <table:table-cell office:value-type="float" office:value="11.379" calcext:value-type="float">
            <text:p>11.3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0.507" calcext:value-type="float">
            <text:p>9980.507</text:p>
          </table:table-cell>
          <table:table-cell office:value-type="float" office:value="19.493" calcext:value-type="float">
            <text:p>19.4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48" calcext:value-type="float">
            <text:p>9995.248</text:p>
          </table:table-cell>
          <table:table-cell office:value-type="float" office:value="4.752" calcext:value-type="float">
            <text:p>4.7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46" calcext:value-type="float">
            <text:p>9994.046</text:p>
          </table:table-cell>
          <table:table-cell office:value-type="float" office:value="5.954" calcext:value-type="float">
            <text:p>5.9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69" calcext:value-type="float">
            <text:p>9994.069</text:p>
          </table:table-cell>
          <table:table-cell office:value-type="float" office:value="5.931" calcext:value-type="float">
            <text:p>5.9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41" calcext:value-type="float">
            <text:p>9991.841</text:p>
          </table:table-cell>
          <table:table-cell office:value-type="float" office:value="8.159" calcext:value-type="float">
            <text:p>8.1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52" calcext:value-type="float">
            <text:p>9995.852</text:p>
          </table:table-cell>
          <table:table-cell office:value-type="float" office:value="4.148" calcext:value-type="float">
            <text:p>4.1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85" calcext:value-type="float">
            <text:p>9990.885</text:p>
          </table:table-cell>
          <table:table-cell office:value-type="float" office:value="9.115" calcext:value-type="float">
            <text:p>9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48" calcext:value-type="float">
            <text:p>9995.248</text:p>
          </table:table-cell>
          <table:table-cell office:value-type="float" office:value="4.752" calcext:value-type="float">
            <text:p>4.7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69" calcext:value-type="float">
            <text:p>9994.069</text:p>
          </table:table-cell>
          <table:table-cell office:value-type="float" office:value="5.931" calcext:value-type="float">
            <text:p>5.9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69" calcext:value-type="float">
            <text:p>9994.069</text:p>
          </table:table-cell>
          <table:table-cell office:value-type="float" office:value="5.931" calcext:value-type="float">
            <text:p>5.9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61" calcext:value-type="float">
            <text:p>9997.061</text:p>
          </table:table-cell>
          <table:table-cell office:value-type="float" office:value="2.939" calcext:value-type="float">
            <text:p>2.9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1" calcext:value-type="float">
            <text:p>9996.41</text:p>
          </table:table-cell>
          <table:table-cell office:value-type="float" office:value="3.59" calcext:value-type="float">
            <text:p>3.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68" calcext:value-type="float">
            <text:p>9989.468</text:p>
          </table:table-cell>
          <table:table-cell office:value-type="float" office:value="10.532" calcext:value-type="float">
            <text:p>10.5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38" calcext:value-type="float">
            <text:p>9993.538</text:p>
          </table:table-cell>
          <table:table-cell office:value-type="float" office:value="6.462" calcext:value-type="float">
            <text:p>6.4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3" calcext:value-type="float">
            <text:p>9993.33</text:p>
          </table:table-cell>
          <table:table-cell office:value-type="float" office:value="6.67" calcext:value-type="float">
            <text:p>6.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78" calcext:value-type="float">
            <text:p>9990.478</text:p>
          </table:table-cell>
          <table:table-cell office:value-type="float" office:value="9.522" calcext:value-type="float">
            <text:p>9.5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93" calcext:value-type="float">
            <text:p>9992.593</text:p>
          </table:table-cell>
          <table:table-cell office:value-type="float" office:value="7.407" calcext:value-type="float">
            <text:p>7.4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" calcext:value-type="float">
            <text:p>9994.9</text:p>
          </table:table-cell>
          <table:table-cell office:value-type="float" office:value="5.1" calcext:value-type="float">
            <text:p>5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456" calcext:value-type="float">
            <text:p>9988.456</text:p>
          </table:table-cell>
          <table:table-cell office:value-type="float" office:value="11.544" calcext:value-type="float">
            <text:p>11.5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" calcext:value-type="float">
            <text:p>9992.5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91" calcext:value-type="float">
            <text:p>9995.691</text:p>
          </table:table-cell>
          <table:table-cell office:value-type="float" office:value="4.309" calcext:value-type="float">
            <text:p>4.3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" calcext:value-type="float">
            <text:p>9994.9</text:p>
          </table:table-cell>
          <table:table-cell office:value-type="float" office:value="5.1" calcext:value-type="float">
            <text:p>5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57" calcext:value-type="float">
            <text:p>9987.857</text:p>
          </table:table-cell>
          <table:table-cell office:value-type="float" office:value="12.143" calcext:value-type="float">
            <text:p>12.1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79.207" calcext:value-type="float">
            <text:p>9979.207</text:p>
          </table:table-cell>
          <table:table-cell office:value-type="float" office:value="20.793" calcext:value-type="float">
            <text:p>20.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77" calcext:value-type="float">
            <text:p>9994.877</text:p>
          </table:table-cell>
          <table:table-cell office:value-type="float" office:value="5.123" calcext:value-type="float">
            <text:p>5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46" calcext:value-type="float">
            <text:p>9993.446</text:p>
          </table:table-cell>
          <table:table-cell office:value-type="float" office:value="6.554" calcext:value-type="float">
            <text:p>6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69" calcext:value-type="float">
            <text:p>9993.469</text:p>
          </table:table-cell>
          <table:table-cell office:value-type="float" office:value="6.531" calcext:value-type="float">
            <text:p>6.5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6" calcext:value-type="float">
            <text:p>9991.46</text:p>
          </table:table-cell>
          <table:table-cell office:value-type="float" office:value="8.54" calcext:value-type="float">
            <text:p>8.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58" calcext:value-type="float">
            <text:p>9995.458</text:p>
          </table:table-cell>
          <table:table-cell office:value-type="float" office:value="4.542" calcext:value-type="float">
            <text:p>4.5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93" calcext:value-type="float">
            <text:p>9990.193</text:p>
          </table:table-cell>
          <table:table-cell office:value-type="float" office:value="9.807" calcext:value-type="float">
            <text:p>9.8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84" calcext:value-type="float">
            <text:p>9994.784</text:p>
          </table:table-cell>
          <table:table-cell office:value-type="float" office:value="5.216" calcext:value-type="float">
            <text:p>5.2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69" calcext:value-type="float">
            <text:p>9993.469</text:p>
          </table:table-cell>
          <table:table-cell office:value-type="float" office:value="6.531" calcext:value-type="float">
            <text:p>6.5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69" calcext:value-type="float">
            <text:p>9993.469</text:p>
          </table:table-cell>
          <table:table-cell office:value-type="float" office:value="6.531" calcext:value-type="float">
            <text:p>6.5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06" calcext:value-type="float">
            <text:p>9996.806</text:p>
          </table:table-cell>
          <table:table-cell office:value-type="float" office:value="3.194" calcext:value-type="float">
            <text:p>3.1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86" calcext:value-type="float">
            <text:p>9996.086</text:p>
          </table:table-cell>
          <table:table-cell office:value-type="float" office:value="3.914" calcext:value-type="float">
            <text:p>3.9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06" calcext:value-type="float">
            <text:p>9988.706</text:p>
          </table:table-cell>
          <table:table-cell office:value-type="float" office:value="11.294" calcext:value-type="float">
            <text:p>11.2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03" calcext:value-type="float">
            <text:p>9993.203</text:p>
          </table:table-cell>
          <table:table-cell office:value-type="float" office:value="6.797" calcext:value-type="float">
            <text:p>6.7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07" calcext:value-type="float">
            <text:p>9993.007</text:p>
          </table:table-cell>
          <table:table-cell office:value-type="float" office:value="6.993" calcext:value-type="float">
            <text:p>6.9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09" calcext:value-type="float">
            <text:p>9989.809</text:p>
          </table:table-cell>
          <table:table-cell office:value-type="float" office:value="10.191" calcext:value-type="float">
            <text:p>10.1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93" calcext:value-type="float">
            <text:p>9991.993</text:p>
          </table:table-cell>
          <table:table-cell office:value-type="float" office:value="8.007" calcext:value-type="float">
            <text:p>8.0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06" calcext:value-type="float">
            <text:p>9994.506</text:p>
          </table:table-cell>
          <table:table-cell office:value-type="float" office:value="5.494" calcext:value-type="float">
            <text:p>5.4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717" calcext:value-type="float">
            <text:p>9987.717</text:p>
          </table:table-cell>
          <table:table-cell office:value-type="float" office:value="12.283" calcext:value-type="float">
            <text:p>12.2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" calcext:value-type="float">
            <text:p>9991.9</text:p>
          </table:table-cell>
          <table:table-cell office:value-type="float" office:value="8.1" calcext:value-type="float">
            <text:p>8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66" calcext:value-type="float">
            <text:p>9995.366</text:p>
          </table:table-cell>
          <table:table-cell office:value-type="float" office:value="4.634" calcext:value-type="float">
            <text:p>4.6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06" calcext:value-type="float">
            <text:p>9994.506</text:p>
          </table:table-cell>
          <table:table-cell office:value-type="float" office:value="5.494" calcext:value-type="float">
            <text:p>5.4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94" calcext:value-type="float">
            <text:p>9987.094</text:p>
          </table:table-cell>
          <table:table-cell office:value-type="float" office:value="12.906" calcext:value-type="float">
            <text:p>12.9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77.908" calcext:value-type="float">
            <text:p>9977.908</text:p>
          </table:table-cell>
          <table:table-cell office:value-type="float" office:value="22.092" calcext:value-type="float">
            <text:p>22.0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36" calcext:value-type="float">
            <text:p>9994.436</text:p>
          </table:table-cell>
          <table:table-cell office:value-type="float" office:value="5.564" calcext:value-type="float">
            <text:p>5.5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69" calcext:value-type="float">
            <text:p>9993.169</text:p>
          </table:table-cell>
          <table:table-cell office:value-type="float" office:value="6.831" calcext:value-type="float">
            <text:p>6.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93" calcext:value-type="float">
            <text:p>9993.193</text:p>
          </table:table-cell>
          <table:table-cell office:value-type="float" office:value="6.807" calcext:value-type="float">
            <text:p>6.8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22" calcext:value-type="float">
            <text:p>9990.822</text:p>
          </table:table-cell>
          <table:table-cell office:value-type="float" office:value="9.178" calcext:value-type="float">
            <text:p>9.1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5" calcext:value-type="float">
            <text:p>9995.25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37" calcext:value-type="float">
            <text:p>9989.637</text:p>
          </table:table-cell>
          <table:table-cell office:value-type="float" office:value="10.363" calcext:value-type="float">
            <text:p>10.3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53" calcext:value-type="float">
            <text:p>9994.553</text:p>
          </table:table-cell>
          <table:table-cell office:value-type="float" office:value="5.447" calcext:value-type="float">
            <text:p>5.4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93" calcext:value-type="float">
            <text:p>9993.193</text:p>
          </table:table-cell>
          <table:table-cell office:value-type="float" office:value="6.807" calcext:value-type="float">
            <text:p>6.8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93" calcext:value-type="float">
            <text:p>9993.193</text:p>
          </table:table-cell>
          <table:table-cell office:value-type="float" office:value="6.807" calcext:value-type="float">
            <text:p>6.8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44" calcext:value-type="float">
            <text:p>9996.644</text:p>
          </table:table-cell>
          <table:table-cell office:value-type="float" office:value="3.356" calcext:value-type="float">
            <text:p>3.3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77" calcext:value-type="float">
            <text:p>9995.877</text:p>
          </table:table-cell>
          <table:table-cell office:value-type="float" office:value="4.123" calcext:value-type="float">
            <text:p>4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88" calcext:value-type="float">
            <text:p>9987.988</text:p>
          </table:table-cell>
          <table:table-cell office:value-type="float" office:value="12.012" calcext:value-type="float">
            <text:p>12.0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04" calcext:value-type="float">
            <text:p>9992.704</text:p>
          </table:table-cell>
          <table:table-cell office:value-type="float" office:value="7.296" calcext:value-type="float">
            <text:p>7.2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3" calcext:value-type="float">
            <text:p>9992.73</text:p>
          </table:table-cell>
          <table:table-cell office:value-type="float" office:value="7.27" calcext:value-type="float">
            <text:p>7.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39" calcext:value-type="float">
            <text:p>9989.139</text:p>
          </table:table-cell>
          <table:table-cell office:value-type="float" office:value="10.861" calcext:value-type="float">
            <text:p>10.8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93" calcext:value-type="float">
            <text:p>9991.393</text:p>
          </table:table-cell>
          <table:table-cell office:value-type="float" office:value="8.607" calcext:value-type="float">
            <text:p>8.6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12" calcext:value-type="float">
            <text:p>9994.112</text:p>
          </table:table-cell>
          <table:table-cell office:value-type="float" office:value="5.888" calcext:value-type="float">
            <text:p>5.8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78" calcext:value-type="float">
            <text:p>9986.978</text:p>
          </table:table-cell>
          <table:table-cell office:value-type="float" office:value="13.022" calcext:value-type="float">
            <text:p>13.0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" calcext:value-type="float">
            <text:p>9991.3</text:p>
          </table:table-cell>
          <table:table-cell office:value-type="float" office:value="8.7" calcext:value-type="float">
            <text:p>8.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42" calcext:value-type="float">
            <text:p>9995.042</text:p>
          </table:table-cell>
          <table:table-cell office:value-type="float" office:value="4.958" calcext:value-type="float">
            <text:p>4.9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12" calcext:value-type="float">
            <text:p>9994.112</text:p>
          </table:table-cell>
          <table:table-cell office:value-type="float" office:value="5.888" calcext:value-type="float">
            <text:p>5.8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469" calcext:value-type="float">
            <text:p>9986.469</text:p>
          </table:table-cell>
          <table:table-cell office:value-type="float" office:value="13.531" calcext:value-type="float">
            <text:p>13.5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76.608" calcext:value-type="float">
            <text:p>9976.608</text:p>
          </table:table-cell>
          <table:table-cell office:value-type="float" office:value="23.392" calcext:value-type="float">
            <text:p>23.3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89" calcext:value-type="float">
            <text:p>9994.089</text:p>
          </table:table-cell>
          <table:table-cell office:value-type="float" office:value="5.911" calcext:value-type="float">
            <text:p>5.9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92" calcext:value-type="float">
            <text:p>9992.892</text:p>
          </table:table-cell>
          <table:table-cell office:value-type="float" office:value="7.108" calcext:value-type="float">
            <text:p>7.1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16" calcext:value-type="float">
            <text:p>9992.916</text:p>
          </table:table-cell>
          <table:table-cell office:value-type="float" office:value="7.084" calcext:value-type="float">
            <text:p>7.0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84" calcext:value-type="float">
            <text:p>9990.184</text:p>
          </table:table-cell>
          <table:table-cell office:value-type="float" office:value="9.816" calcext:value-type="float">
            <text:p>9.8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42" calcext:value-type="float">
            <text:p>9995.042</text:p>
          </table:table-cell>
          <table:table-cell office:value-type="float" office:value="4.958" calcext:value-type="float">
            <text:p>4.9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81" calcext:value-type="float">
            <text:p>9989.081</text:p>
          </table:table-cell>
          <table:table-cell office:value-type="float" office:value="10.919" calcext:value-type="float">
            <text:p>10.9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21" calcext:value-type="float">
            <text:p>9994.321</text:p>
          </table:table-cell>
          <table:table-cell office:value-type="float" office:value="5.679" calcext:value-type="float">
            <text:p>5.6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16" calcext:value-type="float">
            <text:p>9992.916</text:p>
          </table:table-cell>
          <table:table-cell office:value-type="float" office:value="7.084" calcext:value-type="float">
            <text:p>7.0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16" calcext:value-type="float">
            <text:p>9992.916</text:p>
          </table:table-cell>
          <table:table-cell office:value-type="float" office:value="7.084" calcext:value-type="float">
            <text:p>7.0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82" calcext:value-type="float">
            <text:p>9996.482</text:p>
          </table:table-cell>
          <table:table-cell office:value-type="float" office:value="3.518" calcext:value-type="float">
            <text:p>3.5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92" calcext:value-type="float">
            <text:p>9995.692</text:p>
          </table:table-cell>
          <table:table-cell office:value-type="float" office:value="4.308" calcext:value-type="float">
            <text:p>4.3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93" calcext:value-type="float">
            <text:p>9987.293</text:p>
          </table:table-cell>
          <table:table-cell office:value-type="float" office:value="12.707" calcext:value-type="float">
            <text:p>12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22" calcext:value-type="float">
            <text:p>9992.322</text:p>
          </table:table-cell>
          <table:table-cell office:value-type="float" office:value="7.678" calcext:value-type="float">
            <text:p>7.6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91" calcext:value-type="float">
            <text:p>9992.291</text:p>
          </table:table-cell>
          <table:table-cell office:value-type="float" office:value="7.709" calcext:value-type="float">
            <text:p>7.7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61" calcext:value-type="float">
            <text:p>9988.561</text:p>
          </table:table-cell>
          <table:table-cell office:value-type="float" office:value="11.439" calcext:value-type="float">
            <text:p>11.4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2" calcext:value-type="float">
            <text:p>9990.862</text:p>
          </table:table-cell>
          <table:table-cell office:value-type="float" office:value="9.138" calcext:value-type="float">
            <text:p>9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11" calcext:value-type="float">
            <text:p>9993.811</text:p>
          </table:table-cell>
          <table:table-cell office:value-type="float" office:value="6.189" calcext:value-type="float">
            <text:p>6.1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6" calcext:value-type="float">
            <text:p>9986.26</text:p>
          </table:table-cell>
          <table:table-cell office:value-type="float" office:value="13.74" calcext:value-type="float">
            <text:p>13.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2" calcext:value-type="float">
            <text:p>9990.862</text:p>
          </table:table-cell>
          <table:table-cell office:value-type="float" office:value="9.138" calcext:value-type="float">
            <text:p>9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87" calcext:value-type="float">
            <text:p>9994.787</text:p>
          </table:table-cell>
          <table:table-cell office:value-type="float" office:value="5.213" calcext:value-type="float">
            <text:p>5.2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11" calcext:value-type="float">
            <text:p>9993.811</text:p>
          </table:table-cell>
          <table:table-cell office:value-type="float" office:value="6.189" calcext:value-type="float">
            <text:p>6.1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706" calcext:value-type="float">
            <text:p>9985.706</text:p>
          </table:table-cell>
          <table:table-cell office:value-type="float" office:value="14.294" calcext:value-type="float">
            <text:p>14.2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75.308" calcext:value-type="float">
            <text:p>9975.308</text:p>
          </table:table-cell>
          <table:table-cell office:value-type="float" office:value="24.692" calcext:value-type="float">
            <text:p>24.6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18" calcext:value-type="float">
            <text:p>9993.718</text:p>
          </table:table-cell>
          <table:table-cell office:value-type="float" office:value="6.282" calcext:value-type="float">
            <text:p>6.2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54" calcext:value-type="float">
            <text:p>9992.454</text:p>
          </table:table-cell>
          <table:table-cell office:value-type="float" office:value="7.546" calcext:value-type="float">
            <text:p>7.5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77" calcext:value-type="float">
            <text:p>9992.477</text:p>
          </table:table-cell>
          <table:table-cell office:value-type="float" office:value="7.523" calcext:value-type="float">
            <text:p>7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74" calcext:value-type="float">
            <text:p>9989.674</text:p>
          </table:table-cell>
          <table:table-cell office:value-type="float" office:value="10.326" calcext:value-type="float">
            <text:p>10.3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4" calcext:value-type="float">
            <text:p>9994.74</text:p>
          </table:table-cell>
          <table:table-cell office:value-type="float" office:value="5.26" calcext:value-type="float">
            <text:p>5.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457" calcext:value-type="float">
            <text:p>9988.457</text:p>
          </table:table-cell>
          <table:table-cell office:value-type="float" office:value="11.543" calcext:value-type="float">
            <text:p>11.5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73" calcext:value-type="float">
            <text:p>9993.973</text:p>
          </table:table-cell>
          <table:table-cell office:value-type="float" office:value="6.027" calcext:value-type="float">
            <text:p>6.0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77" calcext:value-type="float">
            <text:p>9992.477</text:p>
          </table:table-cell>
          <table:table-cell office:value-type="float" office:value="7.523" calcext:value-type="float">
            <text:p>7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77" calcext:value-type="float">
            <text:p>9992.477</text:p>
          </table:table-cell>
          <table:table-cell office:value-type="float" office:value="7.523" calcext:value-type="float">
            <text:p>7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74" calcext:value-type="float">
            <text:p>9996.274</text:p>
          </table:table-cell>
          <table:table-cell office:value-type="float" office:value="3.726" calcext:value-type="float">
            <text:p>3.7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7" calcext:value-type="float">
            <text:p>9995.437</text:p>
          </table:table-cell>
          <table:table-cell office:value-type="float" office:value="4.563" calcext:value-type="float">
            <text:p>4.5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597" calcext:value-type="float">
            <text:p>9986.597</text:p>
          </table:table-cell>
          <table:table-cell office:value-type="float" office:value="13.403" calcext:value-type="float">
            <text:p>13.4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05" calcext:value-type="float">
            <text:p>9991.905</text:p>
          </table:table-cell>
          <table:table-cell office:value-type="float" office:value="8.095" calcext:value-type="float">
            <text:p>8.0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06" calcext:value-type="float">
            <text:p>9991.806</text:p>
          </table:table-cell>
          <table:table-cell office:value-type="float" office:value="8.194" calcext:value-type="float">
            <text:p>8.1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83" calcext:value-type="float">
            <text:p>9987.983</text:p>
          </table:table-cell>
          <table:table-cell office:value-type="float" office:value="12.017" calcext:value-type="float">
            <text:p>12.0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16" calcext:value-type="float">
            <text:p>9990.516</text:p>
          </table:table-cell>
          <table:table-cell office:value-type="float" office:value="9.484" calcext:value-type="float">
            <text:p>9.4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09" calcext:value-type="float">
            <text:p>9993.509</text:p>
          </table:table-cell>
          <table:table-cell office:value-type="float" office:value="6.491" calcext:value-type="float">
            <text:p>6.4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43" calcext:value-type="float">
            <text:p>9985.543</text:p>
          </table:table-cell>
          <table:table-cell office:value-type="float" office:value="14.457" calcext:value-type="float">
            <text:p>14.4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23" calcext:value-type="float">
            <text:p>9990.423</text:p>
          </table:table-cell>
          <table:table-cell office:value-type="float" office:value="9.577" calcext:value-type="float">
            <text:p>9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32" calcext:value-type="float">
            <text:p>9994.532</text:p>
          </table:table-cell>
          <table:table-cell office:value-type="float" office:value="5.468" calcext:value-type="float">
            <text:p>5.4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09" calcext:value-type="float">
            <text:p>9993.509</text:p>
          </table:table-cell>
          <table:table-cell office:value-type="float" office:value="6.491" calcext:value-type="float">
            <text:p>6.4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965" calcext:value-type="float">
            <text:p>9984.965</text:p>
          </table:table-cell>
          <table:table-cell office:value-type="float" office:value="15.035" calcext:value-type="float">
            <text:p>15.0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74.009" calcext:value-type="float">
            <text:p>9974.009</text:p>
          </table:table-cell>
          <table:table-cell office:value-type="float" office:value="25.991" calcext:value-type="float">
            <text:p>25.99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08" calcext:value-type="float">
            <text:p>9993.208</text:p>
          </table:table-cell>
          <table:table-cell office:value-type="float" office:value="6.792" calcext:value-type="float">
            <text:p>6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16" calcext:value-type="float">
            <text:p>9992.016</text:p>
          </table:table-cell>
          <table:table-cell office:value-type="float" office:value="7.984" calcext:value-type="float">
            <text:p>7.9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39" calcext:value-type="float">
            <text:p>9992.039</text:p>
          </table:table-cell>
          <table:table-cell office:value-type="float" office:value="7.961" calcext:value-type="float">
            <text:p>7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65" calcext:value-type="float">
            <text:p>9989.165</text:p>
          </table:table-cell>
          <table:table-cell office:value-type="float" office:value="10.835" calcext:value-type="float">
            <text:p>10.8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39" calcext:value-type="float">
            <text:p>9994.439</text:p>
          </table:table-cell>
          <table:table-cell office:value-type="float" office:value="5.561" calcext:value-type="float">
            <text:p>5.5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32" calcext:value-type="float">
            <text:p>9987.832</text:p>
          </table:table-cell>
          <table:table-cell office:value-type="float" office:value="12.168" calcext:value-type="float">
            <text:p>12.1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26" calcext:value-type="float">
            <text:p>9993.626</text:p>
          </table:table-cell>
          <table:table-cell office:value-type="float" office:value="6.374" calcext:value-type="float">
            <text:p>6.3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39" calcext:value-type="float">
            <text:p>9992.039</text:p>
          </table:table-cell>
          <table:table-cell office:value-type="float" office:value="7.961" calcext:value-type="float">
            <text:p>7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39" calcext:value-type="float">
            <text:p>9992.039</text:p>
          </table:table-cell>
          <table:table-cell office:value-type="float" office:value="7.961" calcext:value-type="float">
            <text:p>7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66" calcext:value-type="float">
            <text:p>9996.066</text:p>
          </table:table-cell>
          <table:table-cell office:value-type="float" office:value="3.934" calcext:value-type="float">
            <text:p>3.9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83" calcext:value-type="float">
            <text:p>9995.183</text:p>
          </table:table-cell>
          <table:table-cell office:value-type="float" office:value="4.817" calcext:value-type="float">
            <text:p>4.8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858" calcext:value-type="float">
            <text:p>9985.858</text:p>
          </table:table-cell>
          <table:table-cell office:value-type="float" office:value="14.142" calcext:value-type="float">
            <text:p>14.1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89" calcext:value-type="float">
            <text:p>9991.489</text:p>
          </table:table-cell>
          <table:table-cell office:value-type="float" office:value="8.511" calcext:value-type="float">
            <text:p>8.5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29" calcext:value-type="float">
            <text:p>9991.529</text:p>
          </table:table-cell>
          <table:table-cell office:value-type="float" office:value="8.471" calcext:value-type="float">
            <text:p>8.4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13" calcext:value-type="float">
            <text:p>9987.313</text:p>
          </table:table-cell>
          <table:table-cell office:value-type="float" office:value="12.687" calcext:value-type="float">
            <text:p>12.6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23" calcext:value-type="float">
            <text:p>9989.823</text:p>
          </table:table-cell>
          <table:table-cell office:value-type="float" office:value="10.177" calcext:value-type="float">
            <text:p>10.1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15" calcext:value-type="float">
            <text:p>9993.115</text:p>
          </table:table-cell>
          <table:table-cell office:value-type="float" office:value="6.885" calcext:value-type="float">
            <text:p>6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03" calcext:value-type="float">
            <text:p>9984.803</text:p>
          </table:table-cell>
          <table:table-cell office:value-type="float" office:value="15.197" calcext:value-type="float">
            <text:p>15.1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23" calcext:value-type="float">
            <text:p>9989.823</text:p>
          </table:table-cell>
          <table:table-cell office:value-type="float" office:value="10.177" calcext:value-type="float">
            <text:p>10.1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07" calcext:value-type="float">
            <text:p>9994.207</text:p>
          </table:table-cell>
          <table:table-cell office:value-type="float" office:value="5.793" calcext:value-type="float">
            <text:p>5.7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15" calcext:value-type="float">
            <text:p>9993.115</text:p>
          </table:table-cell>
          <table:table-cell office:value-type="float" office:value="6.885" calcext:value-type="float">
            <text:p>6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203" calcext:value-type="float">
            <text:p>9984.203</text:p>
          </table:table-cell>
          <table:table-cell office:value-type="float" office:value="15.797" calcext:value-type="float">
            <text:p>15.7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72.709" calcext:value-type="float">
            <text:p>9972.709</text:p>
          </table:table-cell>
          <table:table-cell office:value-type="float" office:value="27.291" calcext:value-type="float">
            <text:p>27.29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21" calcext:value-type="float">
            <text:p>9992.721</text:p>
          </table:table-cell>
          <table:table-cell office:value-type="float" office:value="7.279" calcext:value-type="float">
            <text:p>7.2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39" calcext:value-type="float">
            <text:p>9991.739</text:p>
          </table:table-cell>
          <table:table-cell office:value-type="float" office:value="8.261" calcext:value-type="float">
            <text:p>8.2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62" calcext:value-type="float">
            <text:p>9991.762</text:p>
          </table:table-cell>
          <table:table-cell office:value-type="float" office:value="8.238" calcext:value-type="float">
            <text:p>8.2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27" calcext:value-type="float">
            <text:p>9988.527</text:p>
          </table:table-cell>
          <table:table-cell office:value-type="float" office:value="11.473" calcext:value-type="float">
            <text:p>11.4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31" calcext:value-type="float">
            <text:p>9994.231</text:p>
          </table:table-cell>
          <table:table-cell office:value-type="float" office:value="5.769" calcext:value-type="float">
            <text:p>5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76" calcext:value-type="float">
            <text:p>9987.276</text:p>
          </table:table-cell>
          <table:table-cell office:value-type="float" office:value="12.724" calcext:value-type="float">
            <text:p>12.7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94" calcext:value-type="float">
            <text:p>9993.394</text:p>
          </table:table-cell>
          <table:table-cell office:value-type="float" office:value="6.606" calcext:value-type="float">
            <text:p>6.6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62" calcext:value-type="float">
            <text:p>9991.762</text:p>
          </table:table-cell>
          <table:table-cell office:value-type="float" office:value="8.238" calcext:value-type="float">
            <text:p>8.2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62" calcext:value-type="float">
            <text:p>9991.762</text:p>
          </table:table-cell>
          <table:table-cell office:value-type="float" office:value="8.238" calcext:value-type="float">
            <text:p>8.2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04" calcext:value-type="float">
            <text:p>9995.904</text:p>
          </table:table-cell>
          <table:table-cell office:value-type="float" office:value="4.096" calcext:value-type="float">
            <text:p>4.0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98" calcext:value-type="float">
            <text:p>9994.998</text:p>
          </table:table-cell>
          <table:table-cell office:value-type="float" office:value="5.002" calcext:value-type="float">
            <text:p>5.0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185" calcext:value-type="float">
            <text:p>9985.185</text:p>
          </table:table-cell>
          <table:table-cell office:value-type="float" office:value="14.815" calcext:value-type="float">
            <text:p>14.8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9" calcext:value-type="float">
            <text:p>9990.99</text:p>
          </table:table-cell>
          <table:table-cell office:value-type="float" office:value="9.01" calcext:value-type="float">
            <text:p>9.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25" calcext:value-type="float">
            <text:p>9991.125</text:p>
          </table:table-cell>
          <table:table-cell office:value-type="float" office:value="8.875" calcext:value-type="float">
            <text:p>8.8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712" calcext:value-type="float">
            <text:p>9986.712</text:p>
          </table:table-cell>
          <table:table-cell office:value-type="float" office:value="13.288" calcext:value-type="float">
            <text:p>13.2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78" calcext:value-type="float">
            <text:p>9989.478</text:p>
          </table:table-cell>
          <table:table-cell office:value-type="float" office:value="10.522" calcext:value-type="float">
            <text:p>10.5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14" calcext:value-type="float">
            <text:p>9992.814</text:p>
          </table:table-cell>
          <table:table-cell office:value-type="float" office:value="7.186" calcext:value-type="float">
            <text:p>7.1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086" calcext:value-type="float">
            <text:p>9984.086</text:p>
          </table:table-cell>
          <table:table-cell office:value-type="float" office:value="15.914" calcext:value-type="float">
            <text:p>15.9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85" calcext:value-type="float">
            <text:p>9989.385</text:p>
          </table:table-cell>
          <table:table-cell office:value-type="float" office:value="10.615" calcext:value-type="float">
            <text:p>10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53" calcext:value-type="float">
            <text:p>9993.953</text:p>
          </table:table-cell>
          <table:table-cell office:value-type="float" office:value="6.047" calcext:value-type="float">
            <text:p>6.0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14" calcext:value-type="float">
            <text:p>9992.814</text:p>
          </table:table-cell>
          <table:table-cell office:value-type="float" office:value="7.186" calcext:value-type="float">
            <text:p>7.1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439" calcext:value-type="float">
            <text:p>9983.439</text:p>
          </table:table-cell>
          <table:table-cell office:value-type="float" office:value="16.561" calcext:value-type="float">
            <text:p>16.5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71.41" calcext:value-type="float">
            <text:p>9971.41</text:p>
          </table:table-cell>
          <table:table-cell office:value-type="float" office:value="28.59" calcext:value-type="float">
            <text:p>28.5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78" calcext:value-type="float">
            <text:p>9992.478</text:p>
          </table:table-cell>
          <table:table-cell office:value-type="float" office:value="7.522" calcext:value-type="float">
            <text:p>7.5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" calcext:value-type="float">
            <text:p>9991.3</text:p>
          </table:table-cell>
          <table:table-cell office:value-type="float" office:value="8.7" calcext:value-type="float">
            <text:p>8.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23" calcext:value-type="float">
            <text:p>9991.323</text:p>
          </table:table-cell>
          <table:table-cell office:value-type="float" office:value="8.677" calcext:value-type="float">
            <text:p>8.6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17" calcext:value-type="float">
            <text:p>9988.017</text:p>
          </table:table-cell>
          <table:table-cell office:value-type="float" office:value="11.983" calcext:value-type="float">
            <text:p>11.9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29" calcext:value-type="float">
            <text:p>9993.929</text:p>
          </table:table-cell>
          <table:table-cell office:value-type="float" office:value="6.071" calcext:value-type="float">
            <text:p>6.0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14" calcext:value-type="float">
            <text:p>9986.814</text:p>
          </table:table-cell>
          <table:table-cell office:value-type="float" office:value="13.186" calcext:value-type="float">
            <text:p>13.1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46" calcext:value-type="float">
            <text:p>9993.046</text:p>
          </table:table-cell>
          <table:table-cell office:value-type="float" office:value="6.954" calcext:value-type="float">
            <text:p>6.9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23" calcext:value-type="float">
            <text:p>9991.323</text:p>
          </table:table-cell>
          <table:table-cell office:value-type="float" office:value="8.677" calcext:value-type="float">
            <text:p>8.6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23" calcext:value-type="float">
            <text:p>9991.323</text:p>
          </table:table-cell>
          <table:table-cell office:value-type="float" office:value="8.677" calcext:value-type="float">
            <text:p>8.6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96" calcext:value-type="float">
            <text:p>9995.696</text:p>
          </table:table-cell>
          <table:table-cell office:value-type="float" office:value="4.304" calcext:value-type="float">
            <text:p>4.3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43" calcext:value-type="float">
            <text:p>9994.743</text:p>
          </table:table-cell>
          <table:table-cell office:value-type="float" office:value="5.257" calcext:value-type="float">
            <text:p>5.2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445" calcext:value-type="float">
            <text:p>9984.445</text:p>
          </table:table-cell>
          <table:table-cell office:value-type="float" office:value="15.555" calcext:value-type="float">
            <text:p>15.5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5" calcext:value-type="float">
            <text:p>9990.55</text:p>
          </table:table-cell>
          <table:table-cell office:value-type="float" office:value="9.45" calcext:value-type="float">
            <text:p>9.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63" calcext:value-type="float">
            <text:p>9990.663</text:p>
          </table:table-cell>
          <table:table-cell office:value-type="float" office:value="9.337" calcext:value-type="float">
            <text:p>9.3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96" calcext:value-type="float">
            <text:p>9986.296</text:p>
          </table:table-cell>
          <table:table-cell office:value-type="float" office:value="13.704" calcext:value-type="float">
            <text:p>13.7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08" calcext:value-type="float">
            <text:p>9989.108</text:p>
          </table:table-cell>
          <table:table-cell office:value-type="float" office:value="10.892" calcext:value-type="float">
            <text:p>10.8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05" calcext:value-type="float">
            <text:p>9992.605</text:p>
          </table:table-cell>
          <table:table-cell office:value-type="float" office:value="7.395" calcext:value-type="float">
            <text:p>7.3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391" calcext:value-type="float">
            <text:p>9983.391</text:p>
          </table:table-cell>
          <table:table-cell office:value-type="float" office:value="16.609" calcext:value-type="float">
            <text:p>16.6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08" calcext:value-type="float">
            <text:p>9989.108</text:p>
          </table:table-cell>
          <table:table-cell office:value-type="float" office:value="10.892" calcext:value-type="float">
            <text:p>10.8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68" calcext:value-type="float">
            <text:p>9993.768</text:p>
          </table:table-cell>
          <table:table-cell office:value-type="float" office:value="6.232" calcext:value-type="float">
            <text:p>6.2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05" calcext:value-type="float">
            <text:p>9992.605</text:p>
          </table:table-cell>
          <table:table-cell office:value-type="float" office:value="7.395" calcext:value-type="float">
            <text:p>7.3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675" calcext:value-type="float">
            <text:p>9982.675</text:p>
          </table:table-cell>
          <table:table-cell office:value-type="float" office:value="17.325" calcext:value-type="float">
            <text:p>17.3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70.11" calcext:value-type="float">
            <text:p>9970.11</text:p>
          </table:table-cell>
          <table:table-cell office:value-type="float" office:value="29.89" calcext:value-type="float">
            <text:p>29.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07" calcext:value-type="float">
            <text:p>9992.107</text:p>
          </table:table-cell>
          <table:table-cell office:value-type="float" office:value="7.893" calcext:value-type="float">
            <text:p>7.8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2" calcext:value-type="float">
            <text:p>9990.862</text:p>
          </table:table-cell>
          <table:table-cell office:value-type="float" office:value="9.138" calcext:value-type="float">
            <text:p>9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23" calcext:value-type="float">
            <text:p>9990.723</text:p>
          </table:table-cell>
          <table:table-cell office:value-type="float" office:value="9.277" calcext:value-type="float">
            <text:p>9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635" calcext:value-type="float">
            <text:p>9987.635</text:p>
          </table:table-cell>
          <table:table-cell office:value-type="float" office:value="12.365" calcext:value-type="float">
            <text:p>12.3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35" calcext:value-type="float">
            <text:p>9993.535</text:p>
          </table:table-cell>
          <table:table-cell office:value-type="float" office:value="6.465" calcext:value-type="float">
            <text:p>6.4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21" calcext:value-type="float">
            <text:p>9986.121</text:p>
          </table:table-cell>
          <table:table-cell office:value-type="float" office:value="13.879" calcext:value-type="float">
            <text:p>13.8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82" calcext:value-type="float">
            <text:p>9992.582</text:p>
          </table:table-cell>
          <table:table-cell office:value-type="float" office:value="7.418" calcext:value-type="float">
            <text:p>7.4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23" calcext:value-type="float">
            <text:p>9990.723</text:p>
          </table:table-cell>
          <table:table-cell office:value-type="float" office:value="9.277" calcext:value-type="float">
            <text:p>9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23" calcext:value-type="float">
            <text:p>9990.723</text:p>
          </table:table-cell>
          <table:table-cell office:value-type="float" office:value="9.277" calcext:value-type="float">
            <text:p>9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41" calcext:value-type="float">
            <text:p>9995.441</text:p>
          </table:table-cell>
          <table:table-cell office:value-type="float" office:value="4.559" calcext:value-type="float">
            <text:p>4.5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18" calcext:value-type="float">
            <text:p>9994.418</text:p>
          </table:table-cell>
          <table:table-cell office:value-type="float" office:value="5.582" calcext:value-type="float">
            <text:p>5.5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728" calcext:value-type="float">
            <text:p>9983.728</text:p>
          </table:table-cell>
          <table:table-cell office:value-type="float" office:value="16.272" calcext:value-type="float">
            <text:p>16.2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15" calcext:value-type="float">
            <text:p>9990.215</text:p>
          </table:table-cell>
          <table:table-cell office:value-type="float" office:value="9.785" calcext:value-type="float">
            <text:p>9.7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02" calcext:value-type="float">
            <text:p>9990.202</text:p>
          </table:table-cell>
          <table:table-cell office:value-type="float" office:value="9.798" calcext:value-type="float">
            <text:p>9.7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" calcext:value-type="float">
            <text:p>1</text:p>
          </table:table-cell>
          <table:table-cell office:value-type="float" office:value="-72.1552" calcext:value-type="float">
            <text:p>-72.1552</text:p>
          </table:table-cell>
          <table:table-cell office:value-type="float" office:value="-68.9409" calcext:value-type="float">
            <text:p>-68.9409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718" calcext:value-type="float">
            <text:p>9985.718</text:p>
          </table:table-cell>
          <table:table-cell office:value-type="float" office:value="14.282" calcext:value-type="float">
            <text:p>14.2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" calcext:value-type="float">
            <text:p>2</text:p>
          </table:table-cell>
          <table:table-cell office:value-type="float" office:value="-144.0785" calcext:value-type="float">
            <text:p>-144.0785</text:p>
          </table:table-cell>
          <table:table-cell office:value-type="float" office:value="-137.8817" calcext:value-type="float">
            <text:p>-137.881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" calcext:value-type="float">
            <text:p>3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206.8226" calcext:value-type="float">
            <text:p>-206.8226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63" calcext:value-type="float">
            <text:p>9988.763</text:p>
          </table:table-cell>
          <table:table-cell office:value-type="float" office:value="11.237" calcext:value-type="float">
            <text:p>11.2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" calcext:value-type="float">
            <text:p>4</text:p>
          </table:table-cell>
          <table:table-cell office:value-type="float" office:value="-231.4691" calcext:value-type="float">
            <text:p>-231.4691</text:p>
          </table:table-cell>
          <table:table-cell office:value-type="float" office:value="-275.7634" calcext:value-type="float">
            <text:p>-275.7634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04" calcext:value-type="float">
            <text:p>9992.304</text:p>
          </table:table-cell>
          <table:table-cell office:value-type="float" office:value="7.696" calcext:value-type="float">
            <text:p>7.6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" calcext:value-type="float">
            <text:p>5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5.8238" calcext:value-type="float">
            <text:p>-355.8238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674" calcext:value-type="float">
            <text:p>9982.674</text:p>
          </table:table-cell>
          <table:table-cell office:value-type="float" office:value="17.326" calcext:value-type="float">
            <text:p>17.3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" calcext:value-type="float">
            <text:p>6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44.7797" calcext:value-type="float">
            <text:p>-444.7797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7" calcext:value-type="float">
            <text:p>9988.67</text:p>
          </table:table-cell>
          <table:table-cell office:value-type="float" office:value="11.33" calcext:value-type="float">
            <text:p>11.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" calcext:value-type="float">
            <text:p>7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33.7356" calcext:value-type="float">
            <text:p>-533.735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13" calcext:value-type="float">
            <text:p>9993.513</text:p>
          </table:table-cell>
          <table:table-cell office:value-type="float" office:value="6.487" calcext:value-type="float">
            <text:p>6.4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" calcext:value-type="float">
            <text:p>8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" calcext:value-type="float">
            <text:p>9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11.6475" calcext:value-type="float">
            <text:p>-711.647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04" calcext:value-type="float">
            <text:p>9992.304</text:p>
          </table:table-cell>
          <table:table-cell office:value-type="float" office:value="7.696" calcext:value-type="float">
            <text:p>7.6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0" calcext:value-type="float">
            <text:p>1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800.6035" calcext:value-type="float">
            <text:p>-800.6035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911" calcext:value-type="float">
            <text:p>9981.911</text:p>
          </table:table-cell>
          <table:table-cell office:value-type="float" office:value="18.089" calcext:value-type="float">
            <text:p>18.0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1" calcext:value-type="float">
            <text:p>11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900.6789" calcext:value-type="float">
            <text:p>-900.6789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68.811" calcext:value-type="float">
            <text:p>9968.811</text:p>
          </table:table-cell>
          <table:table-cell office:value-type="float" office:value="31.189" calcext:value-type="float">
            <text:p>31.1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2" calcext:value-type="float">
            <text:p>12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36" calcext:value-type="float">
            <text:p>9991.736</text:p>
          </table:table-cell>
          <table:table-cell office:value-type="float" office:value="8.264" calcext:value-type="float">
            <text:p>8.2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3" calcext:value-type="float">
            <text:p>13</text:p>
          </table:table-cell>
          <table:table-cell office:value-type="float" office:value="-448.0121" calcext:value-type="float">
            <text:p>-448.0121</text:p>
          </table:table-cell>
          <table:table-cell office:value-type="float" office:value="-1100.8298" calcext:value-type="float">
            <text:p>-1100.829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23" calcext:value-type="float">
            <text:p>9990.423</text:p>
          </table:table-cell>
          <table:table-cell office:value-type="float" office:value="9.577" calcext:value-type="float">
            <text:p>9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4" calcext:value-type="float">
            <text:p>14</text:p>
          </table:table-cell>
          <table:table-cell office:value-type="float" office:value="-502.1479" calcext:value-type="float">
            <text:p>-502.1479</text:p>
          </table:table-cell>
          <table:table-cell office:value-type="float" office:value="-1200.9052" calcext:value-type="float">
            <text:p>-1200.9052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85" calcext:value-type="float">
            <text:p>9990.285</text:p>
          </table:table-cell>
          <table:table-cell office:value-type="float" office:value="9.715" calcext:value-type="float">
            <text:p>9.7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-548.55" calcext:value-type="float">
            <text:p>-548.55</text:p>
          </table:table-cell>
          <table:table-cell office:value-type="float" office:value="-1300.9806" calcext:value-type="float">
            <text:p>-1300.9806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26" calcext:value-type="float">
            <text:p>9987.126</text:p>
          </table:table-cell>
          <table:table-cell office:value-type="float" office:value="12.874" calcext:value-type="float">
            <text:p>12.8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6" calcext:value-type="float">
            <text:p>16</text:p>
          </table:table-cell>
          <table:table-cell office:value-type="float" office:value="-594.952" calcext:value-type="float">
            <text:p>-594.952</text:p>
          </table:table-cell>
          <table:table-cell office:value-type="float" office:value="-1389.9366" calcext:value-type="float">
            <text:p>-1389.9366</text:p>
          </table:table-cell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34" calcext:value-type="float">
            <text:p>9993.234</text:p>
          </table:table-cell>
          <table:table-cell office:value-type="float" office:value="6.766" calcext:value-type="float">
            <text:p>6.7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7" calcext:value-type="float">
            <text:p>17</text:p>
          </table:table-cell>
          <table:table-cell office:value-type="float" office:value="-633.6204" calcext:value-type="float">
            <text:p>-633.6204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496" calcext:value-type="float">
            <text:p>9985.496</text:p>
          </table:table-cell>
          <table:table-cell office:value-type="float" office:value="14.504" calcext:value-type="float">
            <text:p>14.5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8" calcext:value-type="float">
            <text:p>18</text:p>
          </table:table-cell>
          <table:table-cell office:value-type="float" office:value="-664.5552" calcext:value-type="float">
            <text:p>-664.555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34" calcext:value-type="float">
            <text:p>9992.234</text:p>
          </table:table-cell>
          <table:table-cell office:value-type="float" office:value="7.766" calcext:value-type="float">
            <text:p>7.7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9" calcext:value-type="float">
            <text:p>19</text:p>
          </table:table-cell>
          <table:table-cell office:value-type="float" office:value="-695.4899" calcext:value-type="float">
            <text:p>-695.4899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85" calcext:value-type="float">
            <text:p>9990.285</text:p>
          </table:table-cell>
          <table:table-cell office:value-type="float" office:value="9.715" calcext:value-type="float">
            <text:p>9.7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0" calcext:value-type="float">
            <text:p>2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23.3705" calcext:value-type="float">
            <text:p>-1523.370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85" calcext:value-type="float">
            <text:p>9990.285</text:p>
          </table:table-cell>
          <table:table-cell office:value-type="float" office:value="9.715" calcext:value-type="float">
            <text:p>9.7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1" calcext:value-type="float">
            <text:p>21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8.9302" calcext:value-type="float">
            <text:p>-1528.9302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33" calcext:value-type="float">
            <text:p>9995.233</text:p>
          </table:table-cell>
          <table:table-cell office:value-type="float" office:value="4.767" calcext:value-type="float">
            <text:p>4.7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2" calcext:value-type="float">
            <text:p>22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2.2661" calcext:value-type="float">
            <text:p>-1532.2661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63" calcext:value-type="float">
            <text:p>9994.163</text:p>
          </table:table-cell>
          <table:table-cell office:value-type="float" office:value="5.837" calcext:value-type="float">
            <text:p>5.8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3" calcext:value-type="float">
            <text:p>23</text:p>
          </table:table-cell>
          <table:table-cell office:value-type="float" office:value="-749.6256" calcext:value-type="float">
            <text:p>-749.6256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989" calcext:value-type="float">
            <text:p>9982.989</text:p>
          </table:table-cell>
          <table:table-cell office:value-type="float" office:value="17.011" calcext:value-type="float">
            <text:p>17.0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4" calcext:value-type="float">
            <text:p>24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98" calcext:value-type="float">
            <text:p>9989.798</text:p>
          </table:table-cell>
          <table:table-cell office:value-type="float" office:value="10.202" calcext:value-type="float">
            <text:p>10.2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formula="of:=SUM([.H577:.H601])" office:value-type="float" office:value="267.381" calcext:value-type="float">
            <text:p>267.381</text:p>
          </table:table-cell>
          <table:table-cell table:number-columns-repeated="2"/>
          <table:table-cell table:formula="of:=[.H603]/25" office:value-type="float" office:value="10.69524" calcext:value-type="float">
            <text:p>10.69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4T17:37:45.108226795</dc:date>
    <meta:editing-duration>PT1M6S</meta:editing-duration>
    <meta:editing-cycles>1</meta:editing-cycles>
    <meta:document-statistic meta:table-count="1" meta:cell-count="5411" meta:object-count="0"/>
    <meta:generator>LibreOffice/24.2.7.2$Linux_X86_64 LibreOffice_project/420$Build-2</meta:generator>
  </office:meta>
</office:document-meta>
</file>